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a746d0" officeooo:paragraph-rsid="00a746d0"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6"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7"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a34a31" style:font-style-asian="normal" style:font-weight-asian="bold" style:font-style-complex="normal" style:font-weight-complex="bold"/>
    </style:style>
    <style:style style:name="P8"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9" style:family="paragraph" style:parent-style-name="Standard" style:master-page-name="">
      <style:paragraph-properties fo:margin-left="0in" fo:margin-right="0in" fo:margin-top="0.2in" fo:margin-bottom="0.1in" loext:contextual-spacing="false" fo:text-indent="0in" style:auto-text-indent="false" style:page-number="auto" fo:keep-with-next="always">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10"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a25758" style:font-style-asian="normal" style:font-weight-asian="normal" style:font-style-complex="normal" style:font-weight-complex="normal"/>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cee7a" style:font-style-asian="normal" style:font-weight-asian="bold" style:font-style-complex="normal" style:font-weight-complex="bold"/>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a25758" style:font-style-asian="normal" style:font-weight-asian="bold" style:font-style-complex="normal" style:font-weight-complex="bold"/>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27"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aa2213"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31"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78782e" officeooo:paragraph-rsid="0078782e" style:font-style-asian="normal" style:font-weight-asian="normal" style:font-style-complex="normal" style:font-weight-complex="normal"/>
    </style:style>
    <style:style style:name="P3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90596b" officeooo:paragraph-rsid="0090596b" style:font-style-asian="normal" style:font-weight-asian="normal" style:font-style-complex="normal" style:font-weight-complex="normal"/>
    </style:style>
    <style:style style:name="P3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1" fo:font-style="normal" fo:font-weight="normal" officeooo:rsid="0078e2a0" officeooo:paragraph-rsid="009bd453" style:font-style-asian="normal" style:font-weight-asian="normal" style:font-style-complex="normal" style:font-weight-complex="normal"/>
    </style:style>
    <style:style style:name="P35"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3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3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9"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5758" style:font-style-asian="normal" style:font-weight-asian="bold" style:font-style-complex="normal" style:font-weight-complex="bold"/>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51fac" style:font-style-asian="normal" style:font-weight-asian="bold" style:font-style-complex="normal" style:font-weight-complex="bold"/>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d43de" style:font-style-asian="normal" style:font-weight-asian="bold" style:font-style-complex="normal" style:font-weight-complex="bold"/>
    </style:style>
    <style:style style:name="P5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5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52"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53"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5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5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cee7a" style:font-style-asian="normal" style:font-style-complex="normal"/>
    </style:style>
    <style:style style:name="P56"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7"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8"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6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e9cd9" style:font-style-asian="normal" style:font-weight-asian="bold" style:font-style-complex="normal" style:font-weight-complex="bold"/>
    </style:style>
    <style:style style:name="P6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cee7a" style:font-style-asian="normal" style:font-weight-asian="bold" style:font-style-complex="normal" style:font-weight-complex="bold"/>
    </style:style>
    <style:style style:name="P6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6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64"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fo:font-weight="bold" officeooo:rsid="00aebddc" officeooo:paragraph-rsid="00aebddc" style:font-style-asian="normal" style:font-weight-asian="bold" style:font-style-complex="normal" style:font-weight-complex="bold"/>
    </style:style>
    <style:style style:name="P65"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66"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767dfb" style:font-style-asian="normal" style:font-weight-asian="bold" style:font-style-complex="normal" style:font-weight-complex="bold"/>
    </style:style>
    <style:style style:name="P6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82b4be" style:font-style-asian="normal" style:font-weight-asian="bold" style:font-style-complex="normal" style:font-weight-complex="bold"/>
    </style:style>
    <style:style style:name="P6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842abd" style:font-style-asian="normal" style:font-weight-asian="bold" style:font-style-complex="normal" style:font-weight-complex="bold"/>
    </style:style>
    <style:style style:name="P6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97d966" style:font-style-asian="normal" style:font-weight-asian="bold" style:font-style-complex="normal" style:font-weight-complex="bold"/>
    </style:style>
    <style:style style:name="P70"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 fo:font-style="normal" fo:font-weight="bold" officeooo:rsid="00767dfb" officeooo:paragraph-rsid="00aa2213" style:font-style-asian="normal" style:font-weight-asian="bold" style:font-style-complex="normal" style:font-weight-complex="bold"/>
    </style:style>
    <style:style style:name="P71"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 fo:font-style="normal" fo:font-weight="bold" officeooo:rsid="00767dfb" officeooo:paragraph-rsid="00767dfb" style:font-style-asian="normal" style:font-weight-asian="bold" style:font-style-complex="normal" style:font-weight-complex="bold"/>
    </style:style>
    <style:style style:name="P72"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 fo:font-style="normal" fo:font-weight="bold" officeooo:rsid="00767dfb" officeooo:paragraph-rsid="00aa2213" style:font-style-asian="normal" style:font-weight-asian="bold" style:font-style-complex="normal" style:font-weight-complex="bold"/>
    </style:style>
    <style:style style:name="P7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7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7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7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77"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34a31" style:font-style-asian="normal" style:font-weight-asian="bold" style:font-style-complex="normal" style:font-weight-complex="bold"/>
    </style:style>
    <style:style style:name="P78"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a2213" style:font-style-asian="normal" style:font-weight-asian="bold" style:font-style-complex="normal" style:font-weight-complex="bold"/>
    </style:style>
    <style:style style:name="P79"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00e1b" style:font-style-asian="normal" style:font-weight-asian="normal" style:font-style-complex="normal" style:font-weight-complex="normal"/>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d43de" style:font-style-asian="normal" style:font-weight-asian="normal" style:font-style-complex="normal" style:font-weight-complex="normal"/>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8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a2b026" style:font-style-asian="normal" style:font-weight-asian="bold" style:font-style-complex="normal" style:font-weight-complex="bold"/>
    </style:style>
    <style:style style:name="P8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9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9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9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9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9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cee7a" style:font-style-asian="normal" style:font-weight-asian="bold" style:font-style-complex="normal" style:font-weight-complex="bold"/>
    </style:style>
    <style:style style:name="P9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a51fac" style:font-style-asian="normal" style:font-weight-asian="bold" style:font-style-complex="normal" style:font-weight-complex="bold"/>
    </style:style>
    <style:style style:name="P97"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9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10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10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a25758"/>
    </style:style>
    <style:style style:name="P102"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103"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104"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105"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106"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107"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108"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09"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style:font-name="Liberation Mono1" fo:font-style="normal" fo:font-weight="normal" officeooo:rsid="006fff2d" officeooo:paragraph-rsid="006fff2d" style:font-style-asian="normal" style:font-weight-asian="normal" style:font-style-complex="normal" style:font-weight-complex="normal"/>
    </style:style>
    <style:style style:name="P110"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11"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9e9cd9" style:font-style-asian="normal" style:font-weight-asian="normal" style:font-style-complex="normal" style:font-weight-complex="normal"/>
    </style:style>
    <style:style style:name="P112"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13"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114"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115"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5996" officeooo:paragraph-rsid="00a25758" style:font-style-asian="normal" style:font-weight-asian="normal" style:font-style-complex="normal" style:font-weight-complex="normal"/>
    </style:style>
    <style:style style:name="P11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7c6f" officeooo:paragraph-rsid="00a25758" style:font-style-asian="normal" style:font-weight-asian="normal" style:font-style-complex="normal" style:font-weight-complex="normal"/>
    </style:style>
    <style:style style:name="P117"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31491" officeooo:paragraph-rsid="00a25758" style:font-style-asian="normal" style:font-weight-asian="normal" style:font-style-complex="normal" style:font-weight-complex="normal"/>
    </style:style>
    <style:style style:name="P118"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19"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1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a51fac" officeooo:paragraph-rsid="00a51fac" style:font-style-asian="normal" style:font-weight-asian="normal" style:font-style-complex="normal" style:font-weight-complex="normal"/>
    </style:style>
    <style:style style:name="P121"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22"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ad43de" officeooo:paragraph-rsid="00ad43de" style:font-style-asian="normal" style:font-weight-asian="normal" style:font-style-complex="normal" style:font-weight-complex="normal"/>
    </style:style>
    <style:style style:name="P123"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aebddc" officeooo:paragraph-rsid="00aebddc" style:font-style-asian="normal" style:font-weight-asian="normal" style:font-style-complex="normal" style:font-weight-complex="normal"/>
    </style:style>
    <style:style style:name="P124" style:family="paragraph" style:parent-style-name="Standard" style:master-page-name="">
      <style:paragraph-properties fo:margin-top="0.2in" fo:margin-bottom="0in" loext:contextual-spacing="false" style:page-number="auto">
        <style:tab-stops>
          <style:tab-stop style:position="0.5in"/>
        </style:tab-stops>
      </style:paragraph-properties>
      <style:text-properties fo:font-style="normal" fo:font-weight="bold" officeooo:rsid="00ad43de" officeooo:paragraph-rsid="00ad43de" style:font-style-asian="normal" style:font-weight-asian="bold" style:font-style-complex="normal" style:font-weight-complex="bold"/>
    </style:style>
    <style:style style:name="P125" style:family="paragraph" style:parent-style-name="Standard">
      <style:paragraph-properties fo:margin-top="0.1in" fo:margin-bottom="0in" loext:contextual-spacing="false">
        <style:tab-stops>
          <style:tab-stop style:position="0.5in"/>
        </style:tab-stops>
      </style:paragraph-properties>
      <style:text-properties fo:font-style="normal" fo:font-weight="normal" officeooo:rsid="00ad43de" officeooo:paragraph-rsid="00ad43de" style:font-style-asian="normal" style:font-weight-asian="normal" style:font-style-complex="normal" style:font-weight-complex="normal"/>
    </style:style>
    <style:style style:name="P12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afb455" style:font-style-asian="normal" style:font-style-complex="normal"/>
    </style:style>
    <style:style style:name="P127"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6d992f" officeooo:paragraph-rsid="00afb455" style:font-style-asian="normal" style:font-weight-asian="bold" style:font-style-complex="normal" style:font-weight-complex="bold"/>
    </style:style>
    <style:style style:name="P128"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afb455" style:font-style-asian="normal" style:font-weight-asian="bold" style:font-style-complex="normal" style:font-weight-complex="bold"/>
    </style:style>
    <style:style style:name="P129"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fb455" style:font-style-asian="normal" style:font-weight-asian="bold" style:font-style-complex="normal" style:font-weight-complex="bold"/>
    </style:style>
    <style:style style:name="P130"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fb455" style:font-style-asian="normal" style:font-weight-asian="bold" style:font-style-complex="normal" style:font-weight-complex="bold"/>
    </style:style>
    <style:style style:name="P131"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fb455" style:font-style-asian="normal" style:font-weight-asian="bold" style:font-style-complex="normal" style:font-weight-complex="bold"/>
    </style:style>
    <style:style style:name="P132" style:family="paragraph" style:parent-style-name="Standard" style:master-page-name="">
      <style:paragraph-properties fo:margin-left="2.25in" fo:margin-right="0in" fo:margin-top="0.1in" fo:margin-bottom="0in" loext:contextual-spacing="false" fo:text-indent="-1.75in" style:auto-text-indent="false" style:page-number="auto">
        <style:tab-stops/>
      </style:paragraph-properties>
      <style:text-properties fo:font-style="normal" fo:font-weight="bold" officeooo:rsid="00767dfb" officeooo:paragraph-rsid="00afb455" style:font-style-asian="normal" style:font-weight-asian="bold" style:font-style-complex="normal" style:font-weight-complex="bold"/>
    </style:style>
    <style:style style:name="P133" style:family="paragraph" style:parent-style-name="Standard" style:master-page-name="">
      <style:paragraph-properties fo:margin-left="2.25in" fo:margin-right="0in" fo:margin-top="0.1in" fo:margin-bottom="0in" loext:contextual-spacing="false" fo:text-indent="-1.75in" style:auto-text-indent="false" style:page-number="auto">
        <style:tab-stops/>
      </style:paragraph-properties>
      <style:text-properties officeooo:paragraph-rsid="00afb455"/>
    </style:style>
    <style:style style:name="P134" style:family="paragraph" style:parent-style-name="Standard" style:master-page-name="">
      <style:paragraph-properties fo:margin-left="2.25in" fo:margin-right="0in" fo:margin-top="0.1in" fo:margin-bottom="0in" loext:contextual-spacing="false" fo:text-indent="-1.75in" style:auto-text-indent="false" style:page-number="auto">
        <style:tab-stops/>
      </style:paragraph-properties>
      <style:text-properties fo:font-style="normal" fo:font-weight="bold" officeooo:rsid="00767dfb" officeooo:paragraph-rsid="00afb455" style:font-style-asian="normal" style:font-weight-asian="bold" style:font-style-complex="normal" style:font-weight-complex="bold"/>
    </style:style>
    <style:style style:name="P13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fb455" style:font-style-asian="normal" style:font-weight-asian="bold" style:font-style-complex="normal" style:font-weight-complex="bold"/>
    </style:style>
    <style:style style:name="P136" style:family="paragraph" style:parent-style-name="Standard" style:master-page-name="">
      <style:paragraph-properties fo:margin-left="2.25in" fo:margin-right="0in" fo:margin-top="0.1in" fo:margin-bottom="0in" loext:contextual-spacing="false" fo:text-indent="-1.75in" style:auto-text-indent="false" style:page-number="auto">
        <style:tab-stops/>
      </style:paragraph-properties>
      <style:text-properties fo:font-style="normal" fo:font-weight="bold" officeooo:rsid="00767dfb" officeooo:paragraph-rsid="00afb455" style:font-style-asian="normal" style:font-weight-asian="bold" style:font-style-complex="normal" style:font-weight-complex="bold"/>
    </style:style>
    <style:style style:name="P13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85e4d6" officeooo:paragraph-rsid="0085e4d6" style:font-style-asian="normal" style:font-weight-asian="normal" style:font-style-complex="normal" style:font-weight-complex="normal"/>
    </style:style>
    <style:style style:name="T1" style:family="text">
      <style:text-properties officeooo:rsid="00a746d0"/>
    </style:style>
    <style:style style:name="T2" style:family="text">
      <style:text-properties fo:font-style="italic" style:font-style-asian="italic" style:font-style-complex="italic"/>
    </style:style>
    <style:style style:name="T3" style:family="text">
      <style:text-properties fo:font-style="italic" officeooo:rsid="00715996" style:font-style-asian="italic" style:font-style-complex="italic"/>
    </style:style>
    <style:style style:name="T4" style:family="text">
      <style:text-properties fo:font-style="italic" officeooo:rsid="008d68b4" style:font-style-asian="italic" style:font-style-complex="italic"/>
    </style:style>
    <style:style style:name="T5" style:family="text">
      <style:text-properties fo:font-style="italic" officeooo:rsid="00ad43d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78782e" style:font-style-asian="italic" style:font-weight-asian="normal" style:font-style-complex="italic" style:font-weight-complex="normal"/>
    </style:style>
    <style:style style:name="T8" style:family="text">
      <style:text-properties fo:font-style="italic" fo:font-weight="normal" officeooo:rsid="0079b912" style:font-style-asian="italic" style:font-weight-asian="normal" style:font-style-complex="italic" style:font-weight-complex="normal"/>
    </style:style>
    <style:style style:name="T9" style:family="text">
      <style:text-properties fo:font-style="italic" fo:font-weight="normal" officeooo:rsid="0094eada" style:font-style-asian="italic" style:font-weight-asian="normal" style:font-style-complex="italic" style:font-weight-complex="normal"/>
    </style:style>
    <style:style style:name="T10" style:family="text">
      <style:text-properties fo:font-style="italic" fo:font-weight="normal" officeooo:rsid="009cee7a" style:font-style-asian="italic" style:font-weight-asian="normal" style:font-style-complex="italic" style:font-weight-complex="normal"/>
    </style:style>
    <style:style style:name="T11" style:family="text">
      <style:text-properties fo:font-style="italic" fo:font-weight="normal" officeooo:rsid="00a2b026" style:font-style-asian="italic" style:font-weight-asian="normal" style:font-style-complex="italic" style:font-weight-complex="normal"/>
    </style:style>
    <style:style style:name="T12" style:family="text">
      <style:text-properties fo:font-style="normal" fo:font-weight="normal" officeooo:rsid="006ecc18" style:font-style-asian="normal" style:font-weight-asian="normal" style:font-style-complex="normal" style:font-weight-complex="normal"/>
    </style:style>
    <style:style style:name="T13" style:family="text">
      <style:text-properties fo:font-style="normal" fo:font-weight="normal" officeooo:rsid="00715996" style:font-style-asian="normal" style:font-weight-asian="normal" style:font-style-complex="normal" style:font-weight-complex="normal"/>
    </style:style>
    <style:style style:name="T14" style:family="text">
      <style:text-properties fo:font-style="normal" fo:font-weight="normal" officeooo:rsid="00717c6f" style:font-style-asian="normal" style:font-weight-asian="normal" style:font-style-complex="normal" style:font-weight-complex="normal"/>
    </style:style>
    <style:style style:name="T15" style:family="text">
      <style:text-properties fo:font-style="normal" fo:font-weight="normal" officeooo:rsid="008d68b4" style:font-style-asian="normal" style:font-weight-asian="normal" style:font-style-complex="normal" style:font-weight-complex="normal"/>
    </style:style>
    <style:style style:name="T16" style:family="text">
      <style:text-properties fo:font-style="normal" fo:font-weight="normal" officeooo:rsid="00ad43de" style:font-style-asian="normal" style:font-weight-asian="normal" style:font-style-complex="normal" style:font-weight-complex="normal"/>
    </style:style>
    <style:style style:name="T17" style:family="text">
      <style:text-properties fo:font-style="normal" fo:font-weight="bold" officeooo:rsid="006d992f" style:font-style-asian="normal" style:font-weight-asian="bold" style:font-style-complex="normal" style:font-weight-complex="bold"/>
    </style:style>
    <style:style style:name="T18" style:family="text">
      <style:text-properties officeooo:rsid="00431cb2"/>
    </style:style>
    <style:style style:name="T19" style:family="text">
      <style:text-properties officeooo:rsid="004ae738"/>
    </style:style>
    <style:style style:name="T20" style:family="text">
      <style:text-properties style:font-name="Liberation Serif"/>
    </style:style>
    <style:style style:name="T21" style:family="text">
      <style:text-properties style:font-name="Liberation Serif" officeooo:rsid="00431cb2"/>
    </style:style>
    <style:style style:name="T22" style:family="text">
      <style:text-properties style:font-name="Liberation Serif" fo:font-weight="normal" style:font-weight-asian="normal" style:font-weight-complex="normal"/>
    </style:style>
    <style:style style:name="T23" style:family="text">
      <style:text-properties style:font-name="Liberation Serif" fo:font-weight="normal" officeooo:rsid="008031e3" style:font-weight-asian="normal" style:font-weight-complex="normal"/>
    </style:style>
    <style:style style:name="T24" style:family="text">
      <style:text-properties style:font-name="Liberation Serif" fo:font-weight="normal" officeooo:rsid="0081bffb" style:font-weight-asian="normal" style:font-weight-complex="normal"/>
    </style:style>
    <style:style style:name="T25" style:family="text">
      <style:text-properties style:font-name="Liberation Serif" fo:font-weight="normal" officeooo:rsid="0082b4be" style:font-weight-asian="normal" style:font-weight-complex="normal"/>
    </style:style>
    <style:style style:name="T26" style:family="text">
      <style:text-properties style:font-name="Liberation Serif" fo:font-weight="normal" officeooo:rsid="00842abd" style:font-weight-asian="normal" style:font-weight-complex="normal"/>
    </style:style>
    <style:style style:name="T27" style:family="text">
      <style:text-properties style:font-name="Liberation Serif" fo:font-weight="normal" officeooo:rsid="0097d966" style:font-weight-asian="normal" style:font-weight-complex="normal"/>
    </style:style>
    <style:style style:name="T28" style:family="text">
      <style:text-properties style:font-name="Liberation Serif" fo:font-weight="normal" officeooo:rsid="009bae70" style:font-weight-asian="normal" style:font-weight-complex="normal"/>
    </style:style>
    <style:style style:name="T29" style:family="text">
      <style:text-properties style:font-name="Liberation Serif" fo:font-weight="normal" officeooo:rsid="009bcb8c" style:font-weight-asian="normal" style:font-weight-complex="normal"/>
    </style:style>
    <style:style style:name="T30" style:family="text">
      <style:text-properties style:font-name="Liberation Serif" fo:font-weight="normal" officeooo:rsid="00a34a31" style:font-weight-asian="normal" style:font-weight-complex="normal"/>
    </style:style>
    <style:style style:name="T31" style:family="text">
      <style:text-properties style:font-name="Liberation Serif" fo:font-weight="normal" officeooo:rsid="0085e4d6" style:font-weight-asian="normal" style:font-weight-complex="normal"/>
    </style:style>
    <style:style style:name="T32" style:family="text">
      <style:text-properties style:font-name="Liberation Serif" fo:font-weight="normal" officeooo:rsid="00a51fac" style:font-weight-asian="normal" style:font-weight-complex="normal"/>
    </style:style>
    <style:style style:name="T33" style:family="text">
      <style:text-properties style:font-name="Liberation Serif" fo:font-weight="normal" officeooo:rsid="009ed1d8" style:font-weight-asian="normal" style:font-weight-complex="normal"/>
    </style:style>
    <style:style style:name="T34" style:family="text">
      <style:text-properties style:font-name="Liberation Serif" fo:font-weight="normal" officeooo:rsid="00a067cc" style:font-weight-asian="normal" style:font-weight-complex="normal"/>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italic" fo:font-weight="normal" officeooo:rsid="008031e3" style:font-style-asian="italic" style:font-weight-asian="normal" style:font-style-complex="italic" style:font-weight-complex="normal"/>
    </style:style>
    <style:style style:name="T37" style:family="text">
      <style:text-properties style:font-name="Liberation Serif" fo:font-style="italic" fo:font-weight="normal" officeooo:rsid="0082b4be" style:font-style-asian="italic" style:font-weight-asian="normal" style:font-style-complex="italic" style:font-weight-complex="normal"/>
    </style:style>
    <style:style style:name="T38" style:family="text">
      <style:text-properties style:font-name="Liberation Serif" fo:font-style="italic" fo:font-weight="normal" officeooo:rsid="00a34a31" style:font-style-asian="italic" style:font-weight-asian="normal" style:font-style-complex="italic" style:font-weight-complex="normal"/>
    </style:style>
    <style:style style:name="T39" style:family="text">
      <style:text-properties style:font-name="Liberation Serif" fo:font-style="italic" fo:font-weight="normal" officeooo:rsid="0081bffb" style:font-style-asian="italic" style:font-weight-asian="normal" style:font-style-complex="italic" style:font-weight-complex="normal"/>
    </style:style>
    <style:style style:name="T40" style:family="text">
      <style:text-properties style:font-name="Liberation Serif" fo:font-style="italic" style:font-style-asian="italic" style:font-style-complex="italic"/>
    </style:style>
    <style:style style:name="T41" style:family="text">
      <style:text-properties style:font-name="Liberation Serif" officeooo:rsid="00967e69"/>
    </style:style>
    <style:style style:name="T42" style:family="text">
      <style:text-properties fo:font-weight="bold" style:font-weight-asian="bold" style:font-weight-complex="bold"/>
    </style:style>
    <style:style style:name="T43" style:family="text">
      <style:text-properties fo:font-weight="bold" officeooo:rsid="0078782e" style:font-weight-asian="bold" style:font-weight-complex="bold"/>
    </style:style>
    <style:style style:name="T44" style:family="text">
      <style:text-properties fo:font-weight="bold" officeooo:rsid="0078e2a0" style:font-weight-asian="bold" style:font-weight-complex="bold"/>
    </style:style>
    <style:style style:name="T45" style:family="text">
      <style:text-properties fo:font-weight="bold" officeooo:rsid="00792386" style:font-weight-asian="bold" style:font-weight-complex="bold"/>
    </style:style>
    <style:style style:name="T46" style:family="text">
      <style:text-properties fo:font-weight="bold" officeooo:rsid="0093f4aa" style:font-weight-asian="bold" style:font-weight-complex="bold"/>
    </style:style>
    <style:style style:name="T47" style:family="text">
      <style:text-properties fo:font-weight="bold" officeooo:rsid="0094eada" style:font-weight-asian="bold" style:font-weight-complex="bold"/>
    </style:style>
    <style:style style:name="T48" style:family="text">
      <style:text-properties fo:font-weight="bold" officeooo:rsid="0099a21b" style:font-weight-asian="bold" style:font-weight-complex="bold"/>
    </style:style>
    <style:style style:name="T49" style:family="text">
      <style:text-properties officeooo:rsid="006ecc18"/>
    </style:style>
    <style:style style:name="T50" style:family="text">
      <style:text-properties officeooo:rsid="006fff2d"/>
    </style:style>
    <style:style style:name="T51" style:family="text">
      <style:text-properties officeooo:rsid="00715996"/>
    </style:style>
    <style:style style:name="T52" style:family="text">
      <style:text-properties fo:font-weight="normal" style:font-weight-asian="normal" style:font-weight-complex="normal"/>
    </style:style>
    <style:style style:name="T53" style:family="text">
      <style:text-properties fo:font-weight="normal" officeooo:rsid="006ecc18" style:font-weight-asian="normal" style:font-weight-complex="normal"/>
    </style:style>
    <style:style style:name="T54" style:family="text">
      <style:text-properties fo:font-weight="normal" officeooo:rsid="007868ee" style:font-weight-asian="normal" style:font-weight-complex="normal"/>
    </style:style>
    <style:style style:name="T55" style:family="text">
      <style:text-properties fo:font-weight="normal" officeooo:rsid="0078782e" style:font-weight-asian="normal" style:font-weight-complex="normal"/>
    </style:style>
    <style:style style:name="T56" style:family="text">
      <style:text-properties fo:font-weight="normal" officeooo:rsid="0079b912" style:font-weight-asian="normal" style:font-weight-complex="normal"/>
    </style:style>
    <style:style style:name="T57" style:family="text">
      <style:text-properties fo:font-weight="normal" officeooo:rsid="007a85b0" style:font-weight-asian="normal" style:font-weight-complex="normal"/>
    </style:style>
    <style:style style:name="T58" style:family="text">
      <style:text-properties fo:font-weight="normal" officeooo:rsid="007be6b4" style:font-weight-asian="normal" style:font-weight-complex="normal"/>
    </style:style>
    <style:style style:name="T59" style:family="text">
      <style:text-properties fo:font-weight="normal" officeooo:rsid="007cd7e6" style:font-weight-asian="normal" style:font-weight-complex="normal"/>
    </style:style>
    <style:style style:name="T60" style:family="text">
      <style:text-properties fo:font-weight="normal" officeooo:rsid="007e572f" style:font-weight-asian="normal" style:font-weight-complex="normal"/>
    </style:style>
    <style:style style:name="T61" style:family="text">
      <style:text-properties fo:font-weight="normal" officeooo:rsid="008031e3" style:font-weight-asian="normal" style:font-weight-complex="normal"/>
    </style:style>
    <style:style style:name="T62" style:family="text">
      <style:text-properties fo:font-weight="normal" officeooo:rsid="0081bffb" style:font-weight-asian="normal" style:font-weight-complex="normal"/>
    </style:style>
    <style:style style:name="T63" style:family="text">
      <style:text-properties fo:font-weight="normal" officeooo:rsid="0082b4be" style:font-weight-asian="normal" style:font-weight-complex="normal"/>
    </style:style>
    <style:style style:name="T64" style:family="text">
      <style:text-properties fo:font-weight="normal" officeooo:rsid="00842abd" style:font-weight-asian="normal" style:font-weight-complex="normal"/>
    </style:style>
    <style:style style:name="T65" style:family="text">
      <style:text-properties fo:font-weight="normal" officeooo:rsid="0085e4d6" style:font-weight-asian="normal" style:font-weight-complex="normal"/>
    </style:style>
    <style:style style:name="T66" style:family="text">
      <style:text-properties fo:font-weight="normal" officeooo:rsid="00899100" style:font-weight-asian="normal" style:font-weight-complex="normal"/>
    </style:style>
    <style:style style:name="T67" style:family="text">
      <style:text-properties fo:font-weight="normal" officeooo:rsid="0093f4aa" style:font-weight-asian="normal" style:font-weight-complex="normal"/>
    </style:style>
    <style:style style:name="T68" style:family="text">
      <style:text-properties fo:font-weight="normal" officeooo:rsid="0094eada" style:font-weight-asian="normal" style:font-weight-complex="normal"/>
    </style:style>
    <style:style style:name="T69" style:family="text">
      <style:text-properties fo:font-weight="normal" officeooo:rsid="0097d966" style:font-weight-asian="normal" style:font-weight-complex="normal"/>
    </style:style>
    <style:style style:name="T70" style:family="text">
      <style:text-properties fo:font-weight="normal" officeooo:rsid="009bae70" style:font-weight-asian="normal" style:font-weight-complex="normal"/>
    </style:style>
    <style:style style:name="T71" style:family="text">
      <style:text-properties fo:font-weight="normal" officeooo:rsid="009bd453" style:font-weight-asian="normal" style:font-weight-complex="normal"/>
    </style:style>
    <style:style style:name="T72" style:family="text">
      <style:text-properties fo:font-weight="normal" officeooo:rsid="009cee7a" style:font-weight-asian="normal" style:font-weight-complex="normal"/>
    </style:style>
    <style:style style:name="T73" style:family="text">
      <style:text-properties fo:font-weight="normal" officeooo:rsid="00a25758" style:font-weight-asian="normal" style:font-weight-complex="normal"/>
    </style:style>
    <style:style style:name="T74" style:family="text">
      <style:text-properties fo:font-weight="normal" officeooo:rsid="00a2b026" style:font-weight-asian="normal" style:font-weight-complex="normal"/>
    </style:style>
    <style:style style:name="T75" style:family="text">
      <style:text-properties fo:font-weight="normal" officeooo:rsid="00a39ba1" style:font-weight-asian="normal" style:font-weight-complex="normal"/>
    </style:style>
    <style:style style:name="T76" style:family="text">
      <style:text-properties fo:font-weight="normal" officeooo:rsid="00a51fac" style:font-weight-asian="normal" style:font-weight-complex="normal"/>
    </style:style>
    <style:style style:name="T77" style:family="text">
      <style:text-properties officeooo:rsid="00717c6f"/>
    </style:style>
    <style:style style:name="T78" style:family="text">
      <style:text-properties officeooo:rsid="00731491"/>
    </style:style>
    <style:style style:name="T79" style:family="text">
      <style:text-properties officeooo:rsid="00750cc2"/>
    </style:style>
    <style:style style:name="T80" style:family="text">
      <style:text-properties officeooo:rsid="00767dfb"/>
    </style:style>
    <style:style style:name="T81" style:family="text">
      <style:text-properties style:font-name="Liberation Mono" fo:font-weight="normal" style:font-weight-asian="normal" style:font-weight-complex="normal"/>
    </style:style>
    <style:style style:name="T82" style:family="text">
      <style:text-properties style:font-name="Liberation Mono" fo:font-weight="normal" officeooo:rsid="008031e3" style:font-weight-asian="normal" style:font-weight-complex="normal"/>
    </style:style>
    <style:style style:name="T83" style:family="text">
      <style:text-properties style:font-name="Liberation Mono" fo:font-weight="normal" officeooo:rsid="0082b4be" style:font-weight-asian="normal" style:font-weight-complex="normal"/>
    </style:style>
    <style:style style:name="T84" style:family="text">
      <style:text-properties style:font-name="Liberation Mono" fo:font-weight="normal" officeooo:rsid="0097d966" style:font-weight-asian="normal" style:font-weight-complex="normal"/>
    </style:style>
    <style:style style:name="T85" style:family="text">
      <style:text-properties style:font-name="Liberation Mono" fo:font-weight="normal" officeooo:rsid="009bae70" style:font-weight-asian="normal" style:font-weight-complex="normal"/>
    </style:style>
    <style:style style:name="T86" style:family="text">
      <style:text-properties style:font-name="Liberation Mono" fo:font-weight="normal" officeooo:rsid="009bcb8c" style:font-weight-asian="normal" style:font-weight-complex="normal"/>
    </style:style>
    <style:style style:name="T87" style:family="text">
      <style:text-properties style:font-name="Liberation Mono" fo:font-weight="normal" officeooo:rsid="009ed1d8" style:font-weight-asian="normal" style:font-weight-complex="normal"/>
    </style:style>
    <style:style style:name="T88" style:family="text">
      <style:text-properties style:font-name="Liberation Mono" fo:font-weight="normal" officeooo:rsid="00a067cc" style:font-weight-asian="normal" style:font-weight-complex="normal"/>
    </style:style>
    <style:style style:name="T89" style:family="text">
      <style:text-properties style:font-name="Liberation Mono" fo:font-style="italic" fo:font-weight="normal" style:font-style-asian="italic" style:font-weight-asian="normal" style:font-style-complex="italic" style:font-weight-complex="normal"/>
    </style:style>
    <style:style style:name="T90" style:family="text">
      <style:text-properties style:font-name="Liberation Mono" fo:font-style="italic" fo:font-weight="normal" officeooo:rsid="0082b4be" style:font-style-asian="italic" style:font-weight-asian="normal" style:font-style-complex="italic" style:font-weight-complex="normal"/>
    </style:style>
    <style:style style:name="T91" style:family="text">
      <style:text-properties style:font-name="Liberation Mono" fo:font-style="italic" fo:font-weight="normal" officeooo:rsid="00a34a31" style:font-style-asian="italic" style:font-weight-asian="normal" style:font-style-complex="italic" style:font-weight-complex="normal"/>
    </style:style>
    <style:style style:name="T92" style:family="text">
      <style:text-properties style:font-name="Liberation Mono" fo:font-size="12pt" fo:font-weight="normal" style:font-size-asian="12pt" style:font-weight-asian="normal" style:font-size-complex="12pt" style:font-weight-complex="normal"/>
    </style:style>
    <style:style style:name="T93" style:family="text">
      <style:text-properties style:font-name="Liberation Mono" fo:font-size="12pt" fo:font-weight="normal" officeooo:rsid="008031e3" style:font-size-asian="12pt" style:font-weight-asian="normal" style:font-size-complex="12pt" style:font-weight-complex="normal"/>
    </style:style>
    <style:style style:name="T94" style:family="text">
      <style:text-properties style:font-name="Liberation Mono" fo:font-size="12pt" fo:font-style="italic" style:text-underline-style="none" fo:font-weight="normal" style:font-size-asian="12pt" style:font-style-asian="italic" style:font-weight-asian="normal" style:font-size-complex="12pt" style:font-style-complex="italic" style:font-weight-complex="normal"/>
    </style:style>
    <style:style style:name="T95" style:family="text">
      <style:text-properties style:font-name="Liberation Mono1"/>
    </style:style>
    <style:style style:name="T96" style:family="text">
      <style:text-properties style:font-name="Liberation Mono1" officeooo:rsid="006fff2d"/>
    </style:style>
    <style:style style:name="T97" style:family="text">
      <style:text-properties style:font-name="Liberation Mono1" fo:font-style="normal" fo:font-weight="normal" officeooo:rsid="006ecc18" style:font-style-asian="normal" style:font-weight-asian="normal" style:font-style-complex="normal" style:font-weight-complex="normal"/>
    </style:style>
    <style:style style:name="T98" style:family="text">
      <style:text-properties style:font-name="Liberation Mono1" fo:font-style="normal" fo:font-weight="normal" officeooo:rsid="006fff2d" style:font-style-asian="normal" style:font-weight-asian="normal" style:font-style-complex="normal" style:font-weight-complex="normal"/>
    </style:style>
    <style:style style:name="T99" style:family="text">
      <style:text-properties style:font-name="Liberation Mono1" fo:font-style="normal" fo:font-weight="normal" officeooo:rsid="00717c6f" style:font-style-asian="normal" style:font-weight-asian="normal" style:font-style-complex="normal" style:font-weight-complex="normal"/>
    </style:style>
    <style:style style:name="T100" style:family="text">
      <style:text-properties style:font-name="Liberation Mono1" fo:font-style="normal" fo:font-weight="normal" officeooo:rsid="00ad43de" style:font-style-asian="normal" style:font-weight-asian="normal" style:font-style-complex="normal" style:font-weight-complex="normal"/>
    </style:style>
    <style:style style:name="T101" style:family="text">
      <style:text-properties style:font-name="Liberation Mono1" officeooo:rsid="00715996"/>
    </style:style>
    <style:style style:name="T102" style:family="text">
      <style:text-properties style:font-name="Liberation Mono1" officeooo:rsid="00717c6f"/>
    </style:style>
    <style:style style:name="T103" style:family="text">
      <style:text-properties style:font-name="Liberation Mono1" fo:font-weight="normal" style:font-weight-asian="normal" style:font-weight-complex="normal"/>
    </style:style>
    <style:style style:name="T104" style:family="text">
      <style:text-properties style:font-name="Liberation Mono1" fo:font-weight="normal" officeooo:rsid="006ecc18" style:font-weight-asian="normal" style:font-weight-complex="normal"/>
    </style:style>
    <style:style style:name="T105" style:family="text">
      <style:text-properties style:font-name="Liberation Mono1" fo:font-weight="normal" officeooo:rsid="007868ee" style:font-weight-asian="normal" style:font-weight-complex="normal"/>
    </style:style>
    <style:style style:name="T106" style:family="text">
      <style:text-properties style:font-name="Liberation Mono1" fo:font-weight="normal" officeooo:rsid="0078782e" style:font-weight-asian="normal" style:font-weight-complex="normal"/>
    </style:style>
    <style:style style:name="T107" style:family="text">
      <style:text-properties style:font-name="Liberation Mono1" fo:font-weight="normal" officeooo:rsid="0079b912" style:font-weight-asian="normal" style:font-weight-complex="normal"/>
    </style:style>
    <style:style style:name="T108" style:family="text">
      <style:text-properties style:font-name="Liberation Mono1" fo:font-weight="normal" officeooo:rsid="0081bffb" style:font-weight-asian="normal" style:font-weight-complex="normal"/>
    </style:style>
    <style:style style:name="T109" style:family="text">
      <style:text-properties style:font-name="Liberation Mono1" fo:font-weight="normal" officeooo:rsid="0085e4d6" style:font-weight-asian="normal" style:font-weight-complex="normal"/>
    </style:style>
    <style:style style:name="T110" style:family="text">
      <style:text-properties style:font-name="Liberation Mono1" fo:font-weight="normal" officeooo:rsid="008031e3" style:font-weight-asian="normal" style:font-weight-complex="normal"/>
    </style:style>
    <style:style style:name="T111" style:family="text">
      <style:text-properties style:font-name="Liberation Mono1" fo:font-weight="normal" officeooo:rsid="0093f4aa" style:font-weight-asian="normal" style:font-weight-complex="normal"/>
    </style:style>
    <style:style style:name="T112" style:family="text">
      <style:text-properties style:font-name="Liberation Mono1" fo:font-weight="normal" officeooo:rsid="0094eada" style:font-weight-asian="normal" style:font-weight-complex="normal"/>
    </style:style>
    <style:style style:name="T113" style:family="text">
      <style:text-properties style:font-name="Liberation Mono1" fo:font-weight="normal" officeooo:rsid="009cee7a" style:font-weight-asian="normal" style:font-weight-complex="normal"/>
    </style:style>
    <style:style style:name="T114" style:family="text">
      <style:text-properties style:font-name="Liberation Mono1" fo:font-weight="normal" officeooo:rsid="00a51fac" style:font-weight-asian="normal" style:font-weight-complex="normal"/>
    </style:style>
    <style:style style:name="T115" style:family="text">
      <style:text-properties style:font-name="Liberation Mono1" fo:font-weight="normal" officeooo:rsid="007b14be" style:font-weight-asian="normal" style:font-weight-complex="normal"/>
    </style:style>
    <style:style style:name="T116" style:family="text">
      <style:text-properties style:font-name="Liberation Mono1" fo:font-weight="normal" officeooo:rsid="00a25758" style:font-weight-asian="normal" style:font-weight-complex="normal"/>
    </style:style>
    <style:style style:name="T117" style:family="text">
      <style:text-properties style:font-name="Liberation Mono1" fo:font-weight="normal" officeooo:rsid="00a2b026" style:font-weight-asian="normal" style:font-weight-complex="normal"/>
    </style:style>
    <style:style style:name="T118" style:family="text">
      <style:text-properties style:font-name="Liberation Mono1" fo:font-weight="normal" officeooo:rsid="00899100" style:font-weight-asian="normal" style:font-weight-complex="normal"/>
    </style:style>
    <style:style style:name="T119" style:family="text">
      <style:text-properties style:font-name="Liberation Mono1" fo:font-weight="normal" officeooo:rsid="007cd7e6" style:font-weight-asian="normal" style:font-weight-complex="normal"/>
    </style:style>
    <style:style style:name="T120" style:family="text">
      <style:text-properties style:font-name="Liberation Mono1" fo:font-weight="normal" officeooo:rsid="00a34a31" style:font-weight-asian="normal" style:font-weight-complex="normal"/>
    </style:style>
    <style:style style:name="T121" style:family="text">
      <style:text-properties style:font-name="Liberation Mono1" fo:font-weight="normal" officeooo:rsid="00a4fa6f" style:font-weight-asian="normal" style:font-weight-complex="normal"/>
    </style:style>
    <style:style style:name="T122" style:family="text">
      <style:text-properties style:font-name="Liberation Mono1" fo:font-weight="normal" officeooo:rsid="009bcb8c" style:font-weight-asian="normal" style:font-weight-complex="normal"/>
    </style:style>
    <style:style style:name="T123" style:family="text">
      <style:text-properties style:font-name="Liberation Mono1" fo:font-weight="normal" officeooo:rsid="0097d966" style:font-weight-asian="normal" style:font-weight-complex="normal"/>
    </style:style>
    <style:style style:name="T124" style:family="text">
      <style:text-properties style:font-name="Liberation Mono1" fo:font-weight="normal" officeooo:rsid="009bd453" style:font-weight-asian="normal" style:font-weight-complex="normal"/>
    </style:style>
    <style:style style:name="T125" style:family="text">
      <style:text-properties style:font-name="Liberation Mono1" fo:font-weight="normal" officeooo:rsid="009ed1d8" style:font-weight-asian="normal" style:font-weight-complex="normal"/>
    </style:style>
    <style:style style:name="T126" style:family="text">
      <style:text-properties style:font-name="Liberation Mono1" fo:font-style="italic" fo:font-weight="normal" officeooo:rsid="008031e3" style:font-style-asian="italic" style:font-weight-asian="normal" style:font-style-complex="italic" style:font-weight-complex="normal"/>
    </style:style>
    <style:style style:name="T127" style:family="text">
      <style:text-properties style:font-name="Liberation Mono1" fo:font-style="italic" fo:font-weight="normal" officeooo:rsid="0078782e" style:font-style-asian="italic" style:font-weight-asian="normal" style:font-style-complex="italic" style:font-weight-complex="normal"/>
    </style:style>
    <style:style style:name="T128" style:family="text">
      <style:text-properties style:font-name="Liberation Mono1" officeooo:rsid="008b7562"/>
    </style:style>
    <style:style style:name="T129" style:family="text">
      <style:text-properties style:font-name="Liberation Mono1" officeooo:rsid="009e9cd9"/>
    </style:style>
    <style:style style:name="T130" style:family="text">
      <style:text-properties style:font-name="Liberation Mono1" officeooo:rsid="00a00e1b"/>
    </style:style>
    <style:style style:name="T131" style:family="text">
      <style:text-properties style:font-name="Liberation Mono1" officeooo:rsid="009756f1"/>
    </style:style>
    <style:style style:name="T132" style:family="text">
      <style:text-properties style:font-name="Liberation Mono1" officeooo:rsid="007b14be"/>
    </style:style>
    <style:style style:name="T133" style:family="text">
      <style:text-properties style:font-name="Liberation Mono1" officeooo:rsid="00967e69"/>
    </style:style>
    <style:style style:name="T134" style:family="text">
      <style:text-properties style:font-name="Liberation Mono1" officeooo:rsid="00a2b026"/>
    </style:style>
    <style:style style:name="T135" style:family="text">
      <style:text-properties style:font-name="Liberation Mono1" officeooo:rsid="00a51fac"/>
    </style:style>
    <style:style style:name="T136" style:family="text">
      <style:text-properties style:font-name="Liberation Mono1" officeooo:rsid="00731491"/>
    </style:style>
    <style:style style:name="T137" style:family="text">
      <style:text-properties style:font-name="Liberation Mono1" officeooo:rsid="00750cc2"/>
    </style:style>
    <style:style style:name="T138" style:family="text">
      <style:text-properties style:font-name="Liberation Mono1" officeooo:rsid="00a6015d"/>
    </style:style>
    <style:style style:name="T139" style:family="text">
      <style:text-properties style:font-name="Liberation Mono1" officeooo:rsid="007d2f39"/>
    </style:style>
    <style:style style:name="T140" style:family="text">
      <style:text-properties style:font-name="Liberation Mono1" officeooo:rsid="00ad43de"/>
    </style:style>
    <style:style style:name="T141" style:family="text">
      <style:text-properties officeooo:rsid="0077595b"/>
    </style:style>
    <style:style style:name="T142" style:family="text">
      <style:text-properties officeooo:rsid="007868ee"/>
    </style:style>
    <style:style style:name="T143" style:family="text">
      <style:text-properties officeooo:rsid="0078782e"/>
    </style:style>
    <style:style style:name="T144" style:family="text">
      <style:text-properties officeooo:rsid="00792386"/>
    </style:style>
    <style:style style:name="T145" style:family="text">
      <style:text-properties officeooo:rsid="0079b912"/>
    </style:style>
    <style:style style:name="T146" style:family="text">
      <style:text-properties officeooo:rsid="007a85b0"/>
    </style:style>
    <style:style style:name="T147" style:family="text">
      <style:text-properties officeooo:rsid="007be6b4"/>
    </style:style>
    <style:style style:name="T148" style:family="text">
      <style:text-properties officeooo:rsid="007cd7e6"/>
    </style:style>
    <style:style style:name="T149" style:family="text">
      <style:text-properties officeooo:rsid="007d2f39"/>
    </style:style>
    <style:style style:name="T150" style:family="text">
      <style:text-properties officeooo:rsid="007e572f"/>
    </style:style>
    <style:style style:name="T151" style:family="text">
      <style:text-properties fo:font-size="12pt" fo:font-weight="normal" style:font-size-asian="12pt" style:font-weight-asian="normal" style:font-size-complex="12pt" style:font-weight-complex="normal"/>
    </style:style>
    <style:style style:name="T152" style:family="text">
      <style:text-properties fo:font-size="12pt" fo:font-weight="normal" officeooo:rsid="008031e3" style:font-size-asian="12pt" style:font-weight-asian="normal" style:font-size-complex="12pt" style:font-weight-complex="normal"/>
    </style:style>
    <style:style style:name="T15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4" style:family="text">
      <style:text-properties officeooo:rsid="0081bffb"/>
    </style:style>
    <style:style style:name="T155" style:family="text">
      <style:text-properties officeooo:rsid="0082b4be"/>
    </style:style>
    <style:style style:name="T156" style:family="text">
      <style:text-properties officeooo:rsid="00842abd"/>
    </style:style>
    <style:style style:name="T157" style:family="text">
      <style:text-properties officeooo:rsid="0085e4d6"/>
    </style:style>
    <style:style style:name="T158" style:family="text">
      <style:text-properties fo:font-size="16pt" fo:font-weight="bold" style:font-size-asian="16pt" style:font-weight-asian="bold" style:font-size-complex="16pt" style:font-weight-complex="bold"/>
    </style:style>
    <style:style style:name="T159" style:family="text">
      <style:text-properties fo:font-size="16pt" fo:font-weight="bold" officeooo:rsid="006ba54f" style:font-size-asian="16pt" style:font-weight-asian="bold" style:font-size-complex="16pt" style:font-weight-complex="bold"/>
    </style:style>
    <style:style style:name="T160" style:family="text">
      <style:text-properties fo:font-size="16pt" fo:font-weight="bold" officeooo:rsid="00413029" style:font-size-asian="16pt" style:font-weight-asian="bold" style:font-size-complex="16pt" style:font-weight-complex="bold"/>
    </style:style>
    <style:style style:name="T161" style:family="text">
      <style:text-properties fo:font-size="16pt" fo:font-weight="bold" officeooo:rsid="00750cc2" style:font-size-asian="16pt" style:font-weight-asian="bold" style:font-size-complex="16pt" style:font-weight-complex="bold"/>
    </style:style>
    <style:style style:name="T162" style:family="text">
      <style:text-properties officeooo:rsid="00899100"/>
    </style:style>
    <style:style style:name="T163" style:family="text">
      <style:text-properties officeooo:rsid="008d68b4"/>
    </style:style>
    <style:style style:name="T164" style:family="text">
      <style:text-properties officeooo:rsid="00911ad5"/>
    </style:style>
    <style:style style:name="T165" style:family="text">
      <style:text-properties officeooo:rsid="0094eada"/>
    </style:style>
    <style:style style:name="T166" style:family="text">
      <style:text-properties officeooo:rsid="00967e69"/>
    </style:style>
    <style:style style:name="T167" style:family="text">
      <style:text-properties officeooo:rsid="009756f1"/>
    </style:style>
    <style:style style:name="T168" style:family="text">
      <style:text-properties officeooo:rsid="00976e3a"/>
    </style:style>
    <style:style style:name="T169" style:family="text">
      <style:text-properties officeooo:rsid="0097d966"/>
    </style:style>
    <style:style style:name="T170" style:family="text">
      <style:text-properties officeooo:rsid="0099a21b"/>
    </style:style>
    <style:style style:name="T171" style:family="text">
      <style:text-properties officeooo:rsid="009bae70"/>
    </style:style>
    <style:style style:name="T172" style:family="text">
      <style:text-properties officeooo:rsid="009bd453"/>
    </style:style>
    <style:style style:name="T173" style:family="text">
      <style:text-properties officeooo:rsid="009cee7a"/>
    </style:style>
    <style:style style:name="T174" style:family="text">
      <style:text-properties officeooo:rsid="009e9cd9"/>
    </style:style>
    <style:style style:name="T175" style:family="text">
      <style:text-properties officeooo:rsid="00a00e1b"/>
    </style:style>
    <style:style style:name="T176" style:family="text">
      <style:text-properties officeooo:rsid="00a25758"/>
    </style:style>
    <style:style style:name="T177" style:family="text">
      <style:text-properties officeooo:rsid="00a2b026"/>
    </style:style>
    <style:style style:name="T178" style:family="text">
      <style:text-properties officeooo:rsid="00a34a31"/>
    </style:style>
    <style:style style:name="T179" style:family="text">
      <style:text-properties officeooo:rsid="00a39ba1"/>
    </style:style>
    <style:style style:name="T180" style:family="text">
      <style:text-properties officeooo:rsid="00a51fac"/>
    </style:style>
    <style:style style:name="T181" style:family="text">
      <style:text-properties officeooo:rsid="00a98e28"/>
    </style:style>
    <style:style style:name="T182" style:family="text">
      <style:text-properties officeooo:rsid="00ad43de"/>
    </style:style>
    <style:style style:name="T183" style:family="text">
      <style:text-properties officeooo:rsid="00aebddc"/>
    </style:style>
    <style:style style:name="T184" style:family="text">
      <style:text-properties officeooo:rsid="009ed1d8"/>
    </style:style>
    <style:style style:name="T185" style:family="text">
      <style:text-properties officeooo:rsid="00a067cc"/>
    </style:style>
    <style:style style:name="T186" style:family="text">
      <style:text-properties officeooo:rsid="00afb4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8">TECO-</text:span><text:span text:style-name="T159">64</text:span><text:span text:style-name="T158"> – </text:span><text:span text:style-name="T160">New </text:span><text:span text:style-name="T161">&amp; Enhanced</text:span><text:span text:style-name="T160"> Features</text:span></text:p>
      <text:p text:style-name="P51">General syntax changes</text:p>
      <text:p text:style-name="P121">Whitespace may be generally used to make TECO-64 commands more readable, but unlike previous versions of TECO, whitespace may not occur within anything considered a token, which includes digit strings and multi-character commands such as <text:span text:style-name="T95">ER</text:span> or <text:span text:style-name="T95">FS</text:span>. Therefore, commands such as “<text:span text:style-name="T95">1 2 3 =</text:span>” are no longer valid, and must instead be written as “<text:span text:style-name="T95">123=</text:span>” or “<text:span text:style-name="T95">123 =</text:span>”. Whitespace between tokens is always valid.</text:p>
      <text:p text:style-name="P118">On the other hand, whitespace may occur between a search or replace command and any subsequent semi-colon command. <text:span text:style-name="T164">Other versions of TECO typically required that semi-colons immediately followed such commands, and printed a NAS error if they did not. </text:span>So the following are <text:span text:style-name="T164">now </text:span>valid <text:span text:style-name="T183">within a loop:</text:span></text:p>
      <text:p text:style-name="P33">@S/foo/ ;</text:p>
      <text:p text:style-name="P33">@FN/foo/baz/ :;</text:p>
      <text:p text:style-name="P119">If a colon or at-sign modifier is used preceding any command that does not allow them, a<text:span text:style-name="T183">n</text:span> error will be <text:span text:style-name="T183">issued</text:span>. This will also occur if more than one at-sign, or more than two colons, are used for commands that do allow such modifiers.</text:p>
      <text:p text:style-name="P119">Numeric expressions consist of either a single numeric value, called <text:span text:style-name="T2">n</text:span>, or a pair of values, called <text:span text:style-name="T2">m</text:span> and <text:span text:style-name="T2">n</text:span>, separated by a comma. If a comma is seen, then it must be preceded by an <text:span text:style-name="T2">m</text:span> argument, and must be followed by an <text:span text:style-name="T2">n</text:span> argument. Also, multiple commas are not allowed.</text:p>
      <text:p text:style-name="P120">Colons are allowed for all commands that open files, and will result in -1 being returned if the open succeeded, and <text:span text:style-name="T183">0</text:span> if it failed.</text:p>
      <text:p text:style-name="P124">Commands</text:p>
      <text:p text:style-name="P49"><text:span text:style-name="T142">^</text:span><text:span text:style-name="T143">A</text:span><text:tab/><text:span text:style-name="T143">Print string</text:span></text:p>
      <text:p text:style-name="P11"><text:span text:style-name="T54">The </text:span><text:span text:style-name="T115">^A</text:span><text:span text:style-name="T54"> command </text:span><text:span text:style-name="T58">was changed to </text:span><text:span text:style-name="T55">allow the use of a colon modifier, which causes the output of a CR/LF after the specified message, as shown </text:span><text:span text:style-name="T59">in the following example:</text:span></text:p>
      <text:p text:style-name="P32">:@^A/hello, world!/</text:p>
      <text:p text:style-name="P43"><text:span text:style-name="T142">^</text:span><text:span text:style-name="T167">E</text:span><text:tab/><text:span text:style-name="T167">Match control constructs </text:span><text:span text:style-name="T170">(TECO-10)</text:span></text:p>
      <text:p text:style-name="P15"><text:span text:style-name="T131">^Ennn</text:span><text:span text:style-name="T167"> indicates that the character whose ASCII </text:span>octal code is <text:span text:style-name="T95">nnn</text:span><text:span text:style-name="T40"> i</text:span>s acceptable in this position.</text:p>
      <text:p text:style-name="P57"><text:soft-page-break/><text:span text:style-name="T142">^K</text:span><text:tab/><text:span text:style-name="T142">Reset window colo</text:span><text:span text:style-name="T170">rs</text:span></text:p>
      <text:p text:style-name="P16"><text:span text:style-name="T132">^K</text:span>, <text:span text:style-name="T181">when used immediately after a TECO prompt, r</text:span>esets the foreground and background colors for the command, text, and status line windows. The foreground color for the command and text windows <text:span text:style-name="T156">is</text:span> reset to black, and the background color is reset to white. The foreground and background colors for the status line are reset to white and black, respectively. <text:span text:style-name="T176">This command was added as a way to </text:span><text:span text:style-name="T181">reset the screen</text:span><text:span text:style-name="T176"> in the event that the user inadvertently set the foreground and background to the same color.</text:span></text:p>
      <text:p text:style-name="P57"><text:span text:style-name="T142">^</text:span><text:span text:style-name="T168">Q</text:span><text:tab/><text:span text:style-name="T168">Convert line numbers to character values </text:span><text:span text:style-name="T170">(TECO-10)</text:span></text:p>
      <text:p text:style-name="P16"><text:span text:style-name="T95">n^QC</text:span> is identical to <text:span text:style-name="T95">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4"><text:span text:style-name="T142">^T</text:span><text:tab/><text:span text:style-name="T155">Type ASCII character</text:span></text:p>
      <text:p text:style-name="P14">The <text:span text:style-name="T132">^T</text:span> command <text:span text:style-name="T147">was changed to allow the use of -1, and also to allow a repeat count, as shown </text:span><text:span text:style-name="T148">in the following example</text:span><text:span text:style-name="T162">s</text:span><text:span text:style-name="T148">:</text:span></text:p>
      <text:p text:style-name="P86"><text:span text:style-name="T104">-</text:span><text:span text:style-name="T105">1^T</text:span><text:span text:style-name="T53"><text:tab/></text:span><text:span text:style-name="T66">Equivalent to </text:span><text:span text:style-name="T118">13^T 10^T</text:span><text:span text:style-name="T66">.</text:span></text:p>
      <text:p text:style-name="P87"><text:span text:style-name="T103">m,n^T</text:span><text:span text:style-name="T52"><text:tab/>Specifies a repeat count of </text:span><text:span text:style-name="T6">m </text:span><text:span text:style-name="T52">for the character whose ASCII value is </text:span><text:span text:style-name="T6">n</text:span><text:span text:style-name="T52">. </text:span><text:span text:style-name="T6">n</text:span><text:span text:style-name="T52"> may be -1.</text:span></text:p>
      <text:p text:style-name="P46"><text:span text:style-name="T178">^</text:span><text:span text:style-name="T176">U</text:span><text:tab/><text:span text:style-name="T178">Load </text:span><text:span text:style-name="T176">Q-register </text:span><text:span text:style-name="T178">with </text:span><text:span text:style-name="T176">text string</text:span></text:p>
      <text:p text:style-name="P88"><text:span text:style-name="T116">^Uq’</text:span><text:span text:style-name="T52"><text:tab/></text:span><text:span text:style-name="T74">Delete any text string in Q-register </text:span><text:span text:style-name="T11">q</text:span><text:span text:style-name="T74">. This form of the </text:span><text:span text:style-name="T117">^U</text:span><text:span text:style-name="T74"> command is not documented, but was added when it was discovered that some TECO macros employ it.</text:span></text:p>
      <text:p text:style-name="P88"><text:span text:style-name="T116">@^Uq//</text:span><text:span text:style-name="T52"><text:tab/></text:span><text:span text:style-name="T74">Equivalent to </text:span><text:span text:style-name="T117">^Uq`</text:span><text:span text:style-name="T74">.</text:span></text:p>
      <text:p text:style-name="P47"><text:span text:style-name="T142">^</text:span><text:span text:style-name="T166">V</text:span><text:tab/><text:span text:style-name="T166">Lower case text </text:span><text:span text:style-name="T170">(TECO-10)</text:span></text:p>
      <text:p text:style-name="P17"><text:span text:style-name="T131">^V</text:span><text:span text:style-name="T167">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67">a </text:span><text:span text:style-name="T131">^V^V</text:span><text:span text:style-name="T167">.</text:span></text:p>
      <text:p text:style-name="P17">Two successive <text:span text:style-name="T133">^V</text:span> characters in a string argument indicate to TECO that all following alphabetic characters in this string are to be converted to lower case unless an explicit <text:span text:style-name="T95">^W</text:span> is given to override this state. This state continues until the end of the string or until a <text:span text:style-name="T95">^W^W</text:span> construct is encountered.</text:p>
      <text:p text:style-name="P15"><text:soft-page-break/><text:span text:style-name="T131">0^V</text:span><text:span text:style-name="T167"> r</text:span><text:span text:style-name="T166">eturns TECO to its original mode. No special case conversion occurs within strings except those case conversions that are explicitly specified by </text:span><text:span text:style-name="T133">^V</text:span><text:span text:style-name="T166"> and </text:span><text:span text:style-name="T133">^W</text:span><text:span text:style-name="T166"> string build constructs located within the string.</text:span></text:p>
      <text:p text:style-name="P42"><text:span text:style-name="T142">^</text:span><text:span text:style-name="T166">W</text:span><text:tab/><text:span text:style-name="T166">Upper case text </text:span><text:span text:style-name="T170">(TECO-10)</text:span></text:p>
      <text:p text:style-name="P15"><text:span text:style-name="T131">^W</text:span> puts TECO into upper case conversion mode. In this mode, all alphabetic characters in string arguments are automatically changed to upper case. This mode can be overrid<text:span text:style-name="T167">d</text:span>en by explicit case control within the search string. This command makes all strings behave as if they began with <text:span text:style-name="T95">^W^W</text:span>.</text:p>
      <text:p text:style-name="P15">Two successive <text:span text:style-name="T133">^W</text:span> characters indicates to TECO that all following alphabetic characters in this string are to be converted to upper case unless an explicit <text:span text:style-name="T95">^V</text:span> is encountered to override this state. This state continues until the end of the string or until a <text:span text:style-name="T95">^V^V</text:span> construct is encountered. </text:p>
      <text:p text:style-name="P15"><text:span text:style-name="T131">0^W</text:span><text:span text:style-name="T167"> is equivalent to </text:span><text:span text:style-name="T131">0^V</text:span><text:span text:style-name="T41">.</text:span></text:p>
      <text:p text:style-name="P58"><text:span text:style-name="T142">^</text:span><text:span text:style-name="T145">X</text:span><text:tab/><text:span text:style-name="T145">Search mode flag</text:span></text:p>
      <text:p text:style-name="P14">The <text:span text:style-name="T132">^X</text:span> <text:span text:style-name="T179">c</text:span>ommand <text:span text:style-name="T147">was changed to allow the use of 1 as a numeric value. It now </text:span><text:span text:style-name="T145">accepts the following values for search matches:</text:span></text:p>
      <text:p text:style-name="P86"><text:span text:style-name="T107">-1</text:span><text:span text:style-name="T105">^</text:span><text:span text:style-name="T107">X</text:span><text:span text:style-name="T53"><text:tab/></text:span><text:span text:style-name="T57">In searches, </text:span><text:span text:style-name="T56">text argument</text:span><text:span text:style-name="T57">s</text:span><text:span text:style-name="T56"> </text:span><text:span text:style-name="T57">must be</text:span><text:span text:style-name="T56"> identical to text in the text buffer.</text:span></text:p>
      <text:p text:style-name="P87"><text:span text:style-name="T107">0^X</text:span><text:span text:style-name="T52"><text:tab/></text:span><text:span text:style-name="T56">In searches, upper case letters match lower case letters, and “`”, “{”, “|”, “}”, and “~” match “@”, “[”, “\”, “]”, and “^”, respectively.</text:span></text:p>
      <text:p text:style-name="P98"><text:span text:style-name="T103">1^X</text:span><text:span text:style-name="T52"><text:tab/>In searches, upper case letters match lower case letters.</text:span></text:p>
      <text:p text:style-name="P45">;<text:tab/><text:span text:style-name="T172">Branch out of current iteration</text:span></text:p>
      <text:p text:style-name="P12"><text:span text:style-name="T75">As noted above, for</text:span><text:span text:style-name="T74"> improved readability, </text:span><text:span text:style-name="T75">a</text:span><text:span text:style-name="T54"> </text:span><text:span text:style-name="T106">;</text:span><text:span text:style-name="T55"> </text:span><text:span text:style-name="T75">or</text:span><text:span text:style-name="T71"> </text:span><text:span text:style-name="T124">:;</text:span><text:span text:style-name="T75"> c</text:span><text:span text:style-name="T54">ommand </text:span><text:span text:style-name="T71">now allow</text:span><text:span text:style-name="T75">s</text:span><text:span text:style-name="T71"> for whitespace </text:span><text:span text:style-name="T75">between it and the preceding</text:span><text:span text:style-name="T74"> command</text:span><text:span text:style-name="T71">.</text:span></text:p>
      <text:p text:style-name="P45"><text:span text:style-name="T143">=</text:span><text:tab/><text:span text:style-name="T143">Print numeric value</text:span></text:p>
      <text:p text:style-name="P12"><text:span text:style-name="T58">T</text:span><text:span text:style-name="T54">he </text:span><text:span text:style-name="T127">=</text:span><text:span text:style-name="T54"> command </text:span><text:span text:style-name="T58">was </text:span><text:span text:style-name="T59">enhanc</text:span><text:span text:style-name="T58">ed to allow the use </text:span><text:span text:style-name="T59">of a</text:span><text:span text:style-name="T58"> text </text:span><text:span text:style-name="T59">argument if an at-sign modifier is used</text:span><text:span text:style-name="T58">, </text:span><text:span text:style-name="T60">in order </text:span><text:span text:style-name="T55">to specify a </text:span><text:span text:style-name="T7">printf()</text:span><text:span text:style-name="T55"> format string, as </text:span><text:span text:style-name="T59">in the following example:</text:span></text:p>
      <text:p text:style-name="P34">42@=/The answer is %5u/</text:p>
      <text:p text:style-name="P13"><text:span text:style-name="T22">Note that any string for </text:span><text:span text:style-name="T35">printf() </text:span><text:span text:style-name="T22">may be used, as long as it contains at most one numeric conversion specifier. Non-numeric specifiers such as </text:span><text:span text:style-name="T103">%s,</text:span><text:span text:style-name="T22"> or multiple numeric specifiers, are not allowed. However, </text:span><text:span text:style-name="T103">%%</text:span><text:span text:style-name="T22"> may be used to print a percent sign.</text:span></text:p>
      <text:p text:style-name="P62"><text:soft-page-break/><text:span text:style-name="T157">@</text:span><text:tab/><text:span text:style-name="T157">Command modifier</text:span></text:p>
      <text:p text:style-name="P21"><text:span text:style-name="T58">T</text:span><text:span text:style-name="T54">he </text:span><text:span text:style-name="T109">@</text:span><text:span text:style-name="T59"> </text:span><text:span text:style-name="T54">command </text:span><text:span text:style-name="T58">was </text:span><text:span text:style-name="T59">enhance</text:span><text:span text:style-name="T58">d to allow </text:span><text:span text:style-name="T65">whitespace between a command and the text argument delimiter. A side effect of this is to disallow the use of whitespace as a delimiter.</text:span></text:p>
      <text:p text:style-name="P93"><text:span text:style-name="T109">@S /foo/</text:span><text:span text:style-name="T52"><text:tab/>Equivalent to</text:span><text:span text:style-name="T35"> </text:span><text:span text:style-name="T109">@S/foo/</text:span><text:span text:style-name="T52">.</text:span></text:p>
      <text:p text:style-name="P41"><text:span text:style-name="T144">C</text:span><text:tab/><text:span text:style-name="T144">Move character forward </text:span><text:span text:style-name="T170">(TECO-10)</text:span></text:p>
      <text:p text:style-name="P18"><text:span text:style-name="T58">T</text:span><text:span text:style-name="T54">he </text:span><text:span text:style-name="T119">C</text:span><text:span text:style-name="T59"> </text:span><text:span text:style-name="T54">command </text:span><text:span text:style-name="T58">was </text:span><text:span text:style-name="T59">enhance</text:span><text:span text:style-name="T58">d to allow the use </text:span><text:span text:style-name="T59">of a</text:span><text:span text:style-name="T58"> </text:span><text:span text:style-name="T59">colon modifier.</text:span></text:p>
      <text:p text:style-name="P89"><text:span text:style-name="T106">n:</text:span><text:span text:style-name="T103">C</text:span><text:span text:style-name="T52"><text:tab/>Same as </text:span><text:span text:style-name="T103">nC</text:span><text:span text:style-name="T52"> except that a value is returned. If the command succeeded, -1 is returned. If the command failed, the pointer does not move and a value of 0 is returned.</text:span></text:p>
      <text:p text:style-name="P89"><text:span text:style-name="T103">:C</text:span><text:span text:style-name="T52"><text:tab/>Equivalent to </text:span><text:span text:style-name="T103">1:C</text:span><text:span text:style-name="T52">.</text:span></text:p>
      <text:p text:style-name="P56"><text:span text:style-name="T154">D</text:span><text:tab/><text:span text:style-name="T154">Delete characters </text:span><text:span text:style-name="T170">(TECO-10)</text:span></text:p>
      <text:p text:style-name="P19"><text:span text:style-name="T58">T</text:span><text:span text:style-name="T54">he </text:span><text:span text:style-name="T62">D</text:span><text:span text:style-name="T59"> </text:span><text:span text:style-name="T54">command </text:span><text:span text:style-name="T58">was </text:span><text:span text:style-name="T59">enhance</text:span><text:span text:style-name="T58">d to allow the use </text:span><text:span text:style-name="T59">of a</text:span><text:span text:style-name="T58"> </text:span><text:span text:style-name="T59">colon modifier.</text:span></text:p>
      <text:p text:style-name="P92"><text:span text:style-name="T106">n:</text:span><text:span text:style-name="T108">D</text:span><text:span text:style-name="T52"><text:tab/>Same as </text:span><text:span text:style-name="T108">nD</text:span><text:span text:style-name="T24"> but returns a value (-1 if command succeeds, 0 if command failed because the range of characters to be deleted fell outside the text buffer).</text:span></text:p>
      <text:p text:style-name="P8">E%<text:tab/><text:span text:style-name="T79">Write Q-register </text:span><text:span text:style-name="T141">directly</text:span><text:span text:style-name="T79"> to file </text:span><text:span text:style-name="T170">(TECO-10)</text:span></text:p>
      <text:p text:style-name="P29">Write the contents of a Q-register directly to the specified file.</text:p>
      <text:p text:style-name="P78"><text:span text:style-name="T81">E</text:span><text:span text:style-name="T84">%</text:span><text:span text:style-name="T81">qfilespec`<text:tab/></text:span><text:span text:style-name="T22">Write the contents of Q-register </text:span><text:span text:style-name="T35">q </text:span><text:span text:style-name="T22">to </text:span><text:span text:style-name="T35">filespec.</text:span></text:p>
      <text:p text:style-name="P70"><text:span text:style-name="T52">@E</text:span><text:span text:style-name="T69">%</text:span><text:span text:style-name="T52">q/filespec/<text:tab/></text:span><text:span text:style-name="T25">Equivalent to </text:span><text:span text:style-name="T108">E</text:span><text:span text:style-name="T123">%</text:span><text:span text:style-name="T108">qfilespec`</text:span><text:span text:style-name="T24">.</text:span></text:p>
      <text:p text:style-name="P72"><text:span text:style-name="T52">:@</text:span><text:span text:style-name="T69">E%</text:span><text:span text:style-name="T52">q/filespec/<text:tab/></text:span><text:span text:style-name="T22">Write the contents of Q-register </text:span><text:span text:style-name="T35">q </text:span><text:span text:style-name="T22">to </text:span><text:span text:style-name="T35">filespec</text:span><text:span text:style-name="T22">. -1 is returned if the file open succeeded; 0 is returned if the file could not be opened.</text:span></text:p>
      <text:p text:style-name="P65">E1<text:tab/><text:span text:style-name="T49">E</text:span>nable/<text:span text:style-name="T49">disable</text:span> extended features</text:p>
      <text:p text:style-name="P24"><text:span text:style-name="T58">T</text:span><text:span text:style-name="T54">he </text:span><text:span text:style-name="T73">E1</text:span><text:span text:style-name="T59"> </text:span><text:span text:style-name="T73">flag</text:span><text:span text:style-name="T54"> </text:span><text:span text:style-name="T73">controls whether certain new and extended features are available in TECO. By default, all of the bits below are set, but a different value may be set in the user’s initialization file.</text:span></text:p>
      <text:p text:style-name="P84"><text:span text:style-name="T95">E1&amp;1</text:span><text:tab/>Allow extended operators within parentheses. If this bit is clear, no extended operators are allowed.</text:p>
      <text:p text:style-name="P112"><text:span text:style-name="T174">If</text:span> this bit is set, the following operators may be used, as long as they are within parentheses. <text:span text:style-name="T176">The relational operators return a value of 0 for false and -1 for true.</text:span></text:p>
      <text:p text:style-name="P103"><text:soft-page-break/><text:span text:style-name="T21">=</text:span><text:span text:style-name="T20">=<text:tab/></text:span><text:span text:style-name="T21">(equal)</text:span></text:p>
      <text:p text:style-name="P104">&lt;&gt;<text:tab/><text:span text:style-name="T18">(not equal)</text:span></text:p>
      <text:p text:style-name="P104">&lt;<text:tab/><text:span text:style-name="T18">(less than)</text:span></text:p>
      <text:p text:style-name="P104">&lt;=<text:tab/><text:span text:style-name="T18">(less than or equal)</text:span></text:p>
      <text:p text:style-name="P104">&gt;<text:tab/><text:span text:style-name="T18">(greater than)</text:span></text:p>
      <text:p text:style-name="P104">&gt;=<text:tab/><text:span text:style-name="T18">(greater than or equal)</text:span></text:p>
      <text:p text:style-name="P104">//<text:tab/><text:span text:style-name="T19">(division yielding remainder)</text:span></text:p>
      <text:p text:style-name="P105">~<text:tab/>(exclusive OR)</text:p>
      <text:p text:style-name="P105">&lt;&lt;<text:tab/>(arithmetic left shift)</text:p>
      <text:p text:style-name="P105">&gt;&gt;<text:tab/>(arithmetic right shift)</text:p>
      <text:p text:style-name="P106">!<text:tab/>(logical NOT)</text:p>
      <text:p text:style-name="P106"/>
      <text:p text:style-name="P107">The relational operators (the first six operators in the last above) return a value of -1 if the relation is true, and 0 if the relation is false.</text:p>
      <text:p text:style-name="P81"><text:span text:style-name="T95">E1&amp;2</text:span><text:tab/><text:span text:style-name="T50">Modifies the behavior of the </text:span><text:span text:style-name="T96">^H</text:span><text:span text:style-name="T50"> command. </text:span>If this bit is clear, ^H returns the time as seconds since midnight divided by two (the same as TECO on RT-11, RSX-11, and VMS).</text:p>
      <text:p text:style-name="P112">If this bit is set, <text:span text:style-name="T95">^H</text:span> returns the time as milliseconds since midnight.</text:p>
      <text:p text:style-name="P81"><text:span text:style-name="T95">E1&amp;4</text:span><text:tab/><text:span text:style-name="T50">Allows the use of braced text strings. </text:span>If this bit is clear, <text:span text:style-name="T50">text strings following commands work as with other TECOs.</text:span></text:p>
      <text:p text:style-name="P111">If this bit is set, then commands which are modified by at-signs can use paired braces to enclose the text strings, as in the following examples:</text:p>
      <text:p text:style-name="P109">@S {foo}</text:p>
      <text:p text:style-name="P109">@FN {foo} {baz}</text:p>
      <text:p text:style-name="P108"/>
      <text:p text:style-name="P110">Note that a consequence of this feature is that whitespace before a left brace or after a right brace is ignored.</text:p>
      <text:p text:style-name="P81"><text:span text:style-name="T95">E</text:span><text:span text:style-name="T128">1</text:span><text:span text:style-name="T95">&amp;</text:span><text:span text:style-name="T96">8</text:span><text:tab/><text:span text:style-name="T51">If this bit is clear, dollar signs are not valid symbol constituents </text:span><text:span text:style-name="T78">for the </text:span><text:span text:style-name="T135">^E</text:span><text:span text:style-name="T136">C</text:span><text:span text:style-name="T78"> match control construct </text:span><text:span text:style-name="T51">or th</text:span><text:span text:style-name="T79">e </text:span><text:span text:style-name="T137">n“C</text:span><text:span text:style-name="T79"> command.</text:span></text:p>
      <text:p text:style-name="P112"><text:span text:style-name="T79">If thi</text:span><text:span text:style-name="T51">s bit is set, dollar signs are valid.</text:span></text:p>
      <text:p text:style-name="P81"><text:span text:style-name="T95">E</text:span><text:span text:style-name="T128">1</text:span><text:span text:style-name="T95">&amp;1</text:span><text:span text:style-name="T96">6</text:span><text:tab/><text:span text:style-name="T51">If </text:span><text:span text:style-name="T77">this bit is clear, underscores are not valid symbol constituents </text:span><text:span text:style-name="T78">for the </text:span><text:span text:style-name="T138">^E</text:span><text:span text:style-name="T136">C</text:span><text:span text:style-name="T78"> match control construct </text:span><text:span text:style-name="T79">or the </text:span><text:span text:style-name="T137">n“C</text:span><text:span text:style-name="T79"> command</text:span><text:span text:style-name="T77">.</text:span></text:p>
      <text:p text:style-name="P112"><text:span text:style-name="T77">If this bit is set, underscores are v</text:span><text:span text:style-name="T78">alid.</text:span></text:p>
      <text:p text:style-name="P81"><text:span text:style-name="T95">E</text:span><text:span text:style-name="T128">1</text:span><text:span text:style-name="T95">&amp;</text:span><text:span text:style-name="T129">32</text:span><text:tab/><text:span text:style-name="T51">If </text:span><text:span text:style-name="T77">this bit is clear, </text:span><text:span text:style-name="T129">EI</text:span><text:span text:style-name="T174"> commands are executed after TECO has completed executing the current command string. </text:span></text:p>
      <text:p text:style-name="P112"><text:span text:style-name="T77">If this bit is set, </text:span><text:span text:style-name="T174">execution of the current command string is interrupted to execute the </text:span><text:span text:style-name="T129">EI</text:span><text:span text:style-name="T174"> command. When that has completed, execution of the current command string resumes.</text:span></text:p>
      <text:p text:style-name="P81"><text:soft-page-break/><text:span text:style-name="T95">E</text:span><text:span text:style-name="T128">1</text:span><text:span text:style-name="T95">&amp;</text:span><text:span text:style-name="T129">64</text:span><text:tab/><text:span text:style-name="T51">If </text:span><text:span text:style-name="T77">this bit is clear, </text:span><text:span text:style-name="T174">all tags must start and end with the same character (usually </text:span><text:span text:style-name="T129">!</text:span><text:span text:style-name="T174">, unless the </text:span><text:span text:style-name="T138">@</text:span><text:span text:style-name="T174"> modifier is used).</text:span></text:p>
      <text:p text:style-name="P112"><text:span text:style-name="T77">If this bit is set, </text:span><text:span text:style-name="T174">tags continue to function as before, but any tag that starts with </text:span><text:span text:style-name="T129">!!</text:span><text:span text:style-name="T174"> specifies a comment that continues through the end of the current line.</text:span></text:p>
      <text:p text:style-name="P60">E<text:span text:style-name="T50">2<text:tab/></text:span><text:span text:style-name="T49">E</text:span>nable/<text:span text:style-name="T49">disable</text:span> <text:span text:style-name="T50">additional error checking</text:span></text:p>
      <text:p text:style-name="P24"><text:span text:style-name="T58">T</text:span><text:span text:style-name="T54">he </text:span><text:span text:style-name="T73">E2</text:span><text:span text:style-name="T59"> </text:span><text:span text:style-name="T73">flag</text:span><text:span text:style-name="T54"> </text:span><text:span text:style-name="T73">controls whether TECO performs additional error checking on certain commands. By default, all of the bits below are clear, but a different value may be set in the user’s initialization file.</text:span></text:p>
      <text:p text:style-name="P84"><text:span text:style-name="T95">E</text:span><text:span text:style-name="T96">2</text:span><text:span text:style-name="T95">&amp;1</text:span><text:tab/><text:span text:style-name="T163">If set, </text:span><text:span text:style-name="T182">issue</text:span><text:span text:style-name="T163"> DIV</text:span><text:span text:style-name="T50"> error if attempt is made to divide by zero.</text:span></text:p>
      <text:p text:style-name="P80"><text:span text:style-name="T95">E</text:span><text:span text:style-name="T96">2</text:span><text:span text:style-name="T95">&amp;</text:span><text:span text:style-name="T96">2</text:span><text:tab/><text:span text:style-name="T163">If set, </text:span><text:span text:style-name="T182">issue</text:span><text:span text:style-name="T163"> IFE error</text:span><text:span text:style-name="T50"> if double operators are used in expressions (for example, 2**3).</text:span></text:p>
      <text:p text:style-name="P80"><text:span text:style-name="T95">E</text:span><text:span text:style-name="T96">2</text:span><text:span text:style-name="T95">&amp;</text:span><text:span text:style-name="T96">4</text:span><text:tab/><text:span text:style-name="T163">If set, issue </text:span><text:span text:style-name="T174">ATS</text:span><text:span text:style-name="T163"> error</text:span><text:span text:style-name="T50"> if command does not allow an at-sign modifier, or if more than one at-sign modifier is seen.</text:span></text:p>
      <text:p text:style-name="P80"><text:span text:style-name="T95">E</text:span><text:span text:style-name="T96">2</text:span><text:span text:style-name="T95">&amp;</text:span><text:span text:style-name="T96">8</text:span><text:tab/><text:span text:style-name="T163">If set, issue </text:span><text:span text:style-name="T174">COL</text:span><text:span text:style-name="T163"> </text:span><text:span text:style-name="T50">error if command does not allow a colon modifier, or if more than two colon modifiers are seen.</text:span></text:p>
      <text:p text:style-name="P85"><text:span text:style-name="T95">E</text:span><text:span text:style-name="T96">2</text:span><text:span text:style-name="T95">&amp;1</text:span><text:span text:style-name="T96">6</text:span><text:tab/><text:span text:style-name="T163">If set, issue MCA </text:span><text:span text:style-name="T51">error if missing </text:span><text:span text:style-name="T4">m</text:span><text:span text:style-name="T163"> </text:span><text:span text:style-name="T51">argument before </text:span><text:span text:style-name="T163">comma</text:span><text:span text:style-name="T51"> command.</text:span></text:p>
      <text:p text:style-name="P85"><text:span text:style-name="T95">E</text:span><text:span text:style-name="T96">2</text:span><text:span text:style-name="T95">&amp;</text:span><text:span text:style-name="T96">32</text:span><text:tab/><text:span text:style-name="T163">If set, issue IMA error </text:span><text:span text:style-name="T51">if command does not allow an </text:span><text:span text:style-name="T3">m</text:span><text:span text:style-name="T51"> argument.</text:span></text:p>
      <text:p text:style-name="P85"><text:span text:style-name="T95">E</text:span><text:span text:style-name="T96">2</text:span><text:span text:style-name="T95">&amp;</text:span><text:span text:style-name="T140">64</text:span><text:tab/><text:span text:style-name="T163">If set, issue I</text:span><text:span text:style-name="T182">N</text:span><text:span text:style-name="T163">A error </text:span><text:span text:style-name="T51">if command does not allow an </text:span><text:span text:style-name="T5">n</text:span><text:span text:style-name="T51"> argument.</text:span></text:p>
      <text:p text:style-name="P85"><text:span text:style-name="T95">E</text:span><text:span text:style-name="T96">2</text:span><text:span text:style-name="T95">&amp;</text:span><text:span text:style-name="T140">128</text:span><text:tab/><text:span text:style-name="T163">If set, issue </text:span><text:span text:style-name="T182">MAP</text:span><text:span text:style-name="T163"> </text:span><text:span text:style-name="T51">error if loop is not complete within a conditional.</text:span></text:p>
      <text:p text:style-name="P100"><text:span text:style-name="T97">E</text:span><text:span text:style-name="T98">2</text:span><text:span text:style-name="T100">&amp;256</text:span><text:span text:style-name="T12"><text:tab/></text:span><text:span text:style-name="T13">I</text:span><text:span text:style-name="T15">f set, issue </text:span><text:span text:style-name="T16">BNI</text:span><text:span text:style-name="T15"> </text:span><text:span text:style-name="T13">error if conditional is not complete within a loop.</text:span></text:p>
      <text:p text:style-name="P85"><text:span text:style-name="T95">E</text:span><text:span text:style-name="T96">2</text:span><text:span text:style-name="T95">&amp;</text:span><text:span text:style-name="T96">5</text:span><text:span text:style-name="T140">12</text:span><text:tab/><text:span text:style-name="T51">I</text:span><text:span text:style-name="T163">f set, issue </text:span><text:span text:style-name="T174">NAT</text:span><text:span text:style-name="T163"> </text:span><text:span text:style-name="T51">error for </text:span><text:span text:style-name="T101">m,n:P</text:span><text:span text:style-name="T51"> or </text:span><text:span text:style-name="T101">H:P</text:span><text:span text:style-name="T51"> or </text:span><text:span text:style-name="T101">:PW</text:span><text:span text:style-name="T51">.</text:span></text:p>
      <text:p text:style-name="P85"><text:span text:style-name="T95">E</text:span><text:span text:style-name="T96">2</text:span><text:span text:style-name="T95">&amp;</text:span><text:span text:style-name="T140">1024</text:span><text:tab/><text:span text:style-name="T51">I</text:span><text:span text:style-name="T163">f set, issue </text:span><text:span text:style-name="T182">ARG</text:span><text:span text:style-name="T163"> </text:span><text:span text:style-name="T51">erro</text:span><text:span text:style-name="T182">r if command has too many arguments.</text:span></text:p>
      <text:p text:style-name="P49">E<text:span text:style-name="T51">3<text:tab/></text:span><text:span text:style-name="T49">E</text:span>nable/<text:span text:style-name="T49">disabl</text:span><text:span text:style-name="T51">e I/O operations</text:span></text:p>
      <text:p text:style-name="P84"><text:span text:style-name="T101">E3</text:span><text:span text:style-name="T95">&amp;</text:span><text:span text:style-name="T130">1</text:span><text:tab/><text:span text:style-name="T51">If this bit is clear, FF is a page separator, and is not normally included in text buffers.</text:span></text:p>
      <text:p text:style-name="P115">If this bit is set, set, FF is a normal input character and not a page separator.</text:p>
      <text:p text:style-name="P82"><text:span text:style-name="T95">E</text:span><text:span text:style-name="T101">3</text:span><text:span text:style-name="T95">&amp;</text:span><text:span text:style-name="T129">2</text:span><text:tab/><text:span text:style-name="T77">Specifies </text:span><text:span text:style-name="T174">whether “smart” line terminator mode is in effect</text:span><text:span text:style-name="T77">. </text:span><text:span text:style-name="T51">If this bit is </text:span><text:span text:style-name="T77">clear,</text:span><text:span text:style-name="T51"> </text:span><text:span text:style-name="T174">then the next two bits determine what line terminators are used for input and output.</text:span></text:p>
      <text:p text:style-name="P112"><text:soft-page-break/><text:span text:style-name="T77">If </text:span><text:span text:style-name="T51">this bit is set, </text:span><text:span text:style-name="T174">the line terminator for the first line read sets the next two bits. If the first line ends with LF, then all </text:span><text:span text:style-name="T175">CR/LF is translated to LF on input, and lines are output with LF only. If the first line ends with CR/LF, then all input lines will end with CR/LF, as will all output lines.</text:span></text:p>
      <text:p text:style-name="P83"><text:span text:style-name="T95">E</text:span><text:span text:style-name="T101">3</text:span><text:span text:style-name="T95">&amp;</text:span><text:span text:style-name="T130">4</text:span><text:tab/><text:span text:style-name="T77">Specifies whether the line delimiter for input files is LF or CR/LF. </text:span><text:span text:style-name="T51">If this bit is clear, </text:span><text:span text:style-name="T77">the delimiter is LF</text:span><text:span text:style-name="T51">.</text:span></text:p>
      <text:p text:style-name="P113"><text:span text:style-name="T51">If this bit is set, </text:span><text:span text:style-name="T77">CR/LF is translated to LF on input</text:span><text:span text:style-name="T51">. The default setting is clear for Linux and MacOS, and set for Windows and VMS.</text:span></text:p>
      <text:p text:style-name="P84"><text:span text:style-name="T95">E</text:span><text:span text:style-name="T101">3</text:span><text:span text:style-name="T95">&amp;</text:span><text:span text:style-name="T130">8</text:span><text:tab/><text:span text:style-name="T77">Specifies whether the line delimiter for output files is LF or CR/LF. </text:span><text:span text:style-name="T51">If this bit is </text:span><text:span text:style-name="T77">clear,</text:span><text:span text:style-name="T51"> </text:span><text:span text:style-name="T77">the delimiter is LF.</text:span></text:p>
      <text:p text:style-name="P114"><text:span text:style-name="T77">If </text:span><text:span text:style-name="T51">this bit is set, LF </text:span><text:span text:style-name="T77">is translated </text:span><text:span text:style-name="T51">to CR/LF on output. The default setting is clear for Linux and MacOS, and set for Windows and VMS.</text:span></text:p>
      <text:p text:style-name="P84"><text:span text:style-name="T95">E</text:span><text:span text:style-name="T101">3</text:span><text:span text:style-name="T95">&amp;</text:span><text:span text:style-name="T129">16</text:span><text:tab/><text:span text:style-name="T77">This bit affects the behavior of echoed input to log files (opened with </text:span><text:span text:style-name="T177">the</text:span><text:span text:style-name="T77"> </text:span><text:span text:style-name="T102">EL</text:span><text:span text:style-name="T77"> command). If the bit is clear, all echoed input is written to the log file.</text:span></text:p>
      <text:p text:style-name="P116">If the bit is set, echoed input is not written to the log file.</text:p>
      <text:p text:style-name="P84"><text:span text:style-name="T95">E</text:span><text:span text:style-name="T101">3</text:span><text:span text:style-name="T95">&amp;</text:span><text:span text:style-name="T129">32</text:span><text:tab/><text:span text:style-name="T77">This bit affects the behavior of output messages to log files (opened with </text:span><text:span text:style-name="T177">the</text:span><text:span text:style-name="T77"> </text:span><text:span text:style-name="T102">EL</text:span><text:span text:style-name="T77"> command). If the bit is clear, all output is written to the log file.</text:span></text:p>
      <text:p text:style-name="P116">If the bit is set, output is not written to the log file.</text:p>
      <text:p text:style-name="P40">E<text:span text:style-name="T77">4<text:tab/>Enable/disable window features</text:span></text:p>
      <text:p text:style-name="P101"><text:span text:style-name="T97">E</text:span><text:span text:style-name="T99">4</text:span><text:span text:style-name="T97">&amp;1</text:span><text:span text:style-name="T12"><text:tab/></text:span><text:span text:style-name="T14">This bit controls whether the text window is above or below the command window. If this bit is clear, the text window is above the command window.</text:span></text:p>
      <text:p text:style-name="P116">If this bit is set, the text window is below the command window.</text:p>
      <text:p text:style-name="P84"><text:span text:style-name="T95">E</text:span><text:span text:style-name="T102">4</text:span><text:span text:style-name="T95">&amp;</text:span><text:span text:style-name="T96">2</text:span><text:tab/><text:span text:style-name="T77">This bit controls whether there should be a line between the text and command windows. If this bit is clear, there is no line.</text:span></text:p>
      <text:p text:style-name="P116">If this bit is set, there is a line separating the text and command windows.</text:p>
      <text:p text:style-name="P84"><text:span text:style-name="T101">E</text:span><text:span text:style-name="T102">4</text:span><text:span text:style-name="T101">&amp;</text:span><text:span text:style-name="T96">4</text:span><text:span text:style-name="T51"><text:tab/></text:span><text:span text:style-name="T77">This bit controls whether status information should be </text:span><text:span text:style-name="T78">included</text:span><text:span text:style-name="T77"> </text:span><text:span text:style-name="T78">on the status line. If the bit is clear, there is no information.</text:span></text:p>
      <text:p text:style-name="P117">If the bit is set, then information about the position within the file as well as the date and time are included.</text:p>
      <text:p text:style-name="P9"><text:soft-page-break/><text:span text:style-name="T79">n</text:span>E<text:span text:style-name="T79">C<text:tab/>Increase/decrease memor</text:span><text:span text:style-name="T150">y </text:span><text:span text:style-name="T170">(TECO-10)</text:span></text:p>
      <text:p text:style-name="P36"><text:span text:style-name="T134">EC</text:span><text:span text:style-name="T177"> without a numeric argument closes a file, as before. </text:span><text:span text:style-name="T95">nEC</text:span><text:span text:style-name="T20"> </text:span>tells TECO to expand or contract until it uses <text:span text:style-name="T2">nK</text:span> words of memory <text:span text:style-name="T177">for its text buffer</text:span>. If this is not possible, then TECO’s memory usage does not change. The <text:span text:style-name="T95">0EC</text:span> command tells TECO to use the least amount of memory possible<text:span text:style-name="T80">.</text:span></text:p>
      <text:p text:style-name="P5">E<text:span text:style-name="T169">I</text:span><text:span text:style-name="T79"><text:tab/></text:span><text:span text:style-name="T169">Indirect command file</text:span></text:p>
      <text:p text:style-name="P26"><text:span text:style-name="T59">T</text:span><text:span text:style-name="T52">he </text:span><text:span text:style-name="T103">EI</text:span><text:span text:style-name="T52"> command has been enhanced to allow a colon modifier.</text:span></text:p>
      <text:p text:style-name="P77"><text:span text:style-name="T81">:E</text:span><text:span text:style-name="T84">I</text:span><text:span text:style-name="T89">filespec’</text:span><text:span text:style-name="T82"><text:tab/></text:span><text:span text:style-name="T23">Open</text:span><text:span text:style-name="T22"> </text:span><text:span text:style-name="T35">filespec</text:span><text:span text:style-name="T22"> </text:span><text:span text:style-name="T23">as a</text:span><text:span text:style-name="T27">n indirect command</text:span><text:span text:style-name="T23"> file</text:span><text:span text:style-name="T22">. -1 is returned if the file open succeeded; 0 is returned if the file could not be found.</text:span></text:p>
      <text:p text:style-name="P77"><text:span text:style-name="T81">:@E</text:span><text:span text:style-name="T84">I</text:span><text:span text:style-name="T81">/</text:span><text:span text:style-name="T89">filespec</text:span><text:span text:style-name="T81">/</text:span><text:span text:style-name="T82"><text:tab/></text:span><text:span text:style-name="T30">Equivalent to </text:span><text:span text:style-name="T120">:EIfilespec`</text:span><text:span text:style-name="T30">.</text:span></text:p>
      <text:p text:style-name="P77"><text:span text:style-name="T81">::E</text:span><text:span text:style-name="T84">I</text:span><text:span text:style-name="T89">filespec</text:span><text:span text:style-name="T91">`</text:span><text:span text:style-name="T82"><text:tab/></text:span><text:span text:style-name="T30">Execute </text:span><text:span text:style-name="T38">filespec </text:span><text:span text:style-name="T30">immediately, regardless of the setting of the </text:span><text:span text:style-name="T120">E1&amp;32</text:span><text:span text:style-name="T30"> flag bit.</text:span></text:p>
      <text:p text:style-name="P77"><text:span text:style-name="T81">::@E</text:span><text:span text:style-name="T84">I</text:span><text:span text:style-name="T81">/</text:span><text:span text:style-name="T89">filespec</text:span><text:span text:style-name="T81">/</text:span><text:span text:style-name="T82"><text:tab/></text:span><text:span text:style-name="T30">Equivalent to </text:span><text:span text:style-name="T120">::E</text:span><text:span text:style-name="T121">I</text:span><text:span text:style-name="T120">filespec`</text:span><text:span text:style-name="T38">.</text:span></text:p>
      <text:p text:style-name="P7">E<text:span text:style-name="T171">J</text:span><text:span text:style-name="T79"><text:tab/></text:span><text:span text:style-name="T171">Environment characteristics</text:span></text:p>
      <text:p text:style-name="P26"><text:span text:style-name="T59">T</text:span><text:span text:style-name="T52">he E</text:span><text:span text:style-name="T70">J</text:span><text:span text:style-name="T52"> command has been enhanced to allow a colon modifier.</text:span></text:p>
      <text:p text:style-name="P76"><text:span text:style-name="T81">-</text:span><text:span text:style-name="T85">1EJ</text:span><text:span text:style-name="T82"><text:tab/></text:span><text:span text:style-name="T28">Return a number representing the computer and operating system upon which TECO is currently running. </text:span><text:span text:style-name="T29">This value has the form 256m+n where m is a number representing the computer in use and n is a number representing the operating system that is running. Current values of m and n for Linux on an x86 platform are 101 and 2, respectively, in which case </text:span><text:span text:style-name="T122">-1EJ</text:span><text:span text:style-name="T29"> would return a value of 25858.</text:span></text:p>
      <text:p text:style-name="P76"><text:span text:style-name="T81">:-</text:span><text:span text:style-name="T85">1EJ</text:span><text:span text:style-name="T82"><text:tab/></text:span><text:span text:style-name="T29">Equivalent to </text:span><text:span text:style-name="T122">-1EJ</text:span><text:span text:style-name="T29">, but also prints a string describing the operating environment (Linux, x86, 64-bit).</text:span></text:p>
      <text:p text:style-name="P76"><text:span text:style-name="T86">0</text:span><text:span text:style-name="T85">EJ</text:span><text:span text:style-name="T82"><text:tab/></text:span><text:span text:style-name="T29">Returns the ID of the current process.</text:span></text:p>
      <text:p text:style-name="P76"><text:span text:style-name="T86">0:</text:span><text:span text:style-name="T85">EJ</text:span><text:span text:style-name="T82"><text:tab/></text:span><text:span text:style-name="T29">Returns the ID of the parent process.</text:span></text:p>
      <text:p text:style-name="P6">E<text:span text:style-name="T142">L</text:span><text:span text:style-name="T79"><text:tab/></text:span><text:span text:style-name="T142">Write TECO input and output to log file </text:span><text:span text:style-name="T170">(TECO-10)</text:span></text:p>
      <text:p text:style-name="P22"><text:span text:style-name="T60">Open the specified file for output as a log file. Any currently open log file will be closed.</text:span><text:span text:style-name="T59"> </text:span><text:span text:style-name="T61">All TECO output, including echoed input, will be copied to the file (</text:span><text:span text:style-name="T110">E3</text:span><text:span text:style-name="T61"> may be used to suppress either input or output). </text:span><text:span text:style-name="T110">EL</text:span><text:span text:style-name="T61"> may also be used without a file specification to close a log file.</text:span></text:p>
      <text:p text:style-name="P75"><text:span text:style-name="T92">E</text:span><text:span text:style-name="T93">L</text:span><text:span text:style-name="T94">filespec</text:span><text:span text:style-name="T92">`</text:span><text:span text:style-name="T81"><text:tab/></text:span><text:span text:style-name="T23">Open</text:span><text:span text:style-name="T36"> filespec </text:span><text:span text:style-name="T23">as a log file.</text:span></text:p>
      <text:p text:style-name="P69"><text:span text:style-name="T151">@E</text:span><text:span text:style-name="T152">L</text:span><text:span text:style-name="T151">/</text:span><text:span text:style-name="T153">filespec</text:span><text:span text:style-name="T151">/</text:span><text:span text:style-name="T52"><text:tab/></text:span><text:span text:style-name="T24">Equivalent to</text:span><text:span text:style-name="T23"> </text:span><text:span text:style-name="T110">EL</text:span><text:span text:style-name="T126">filespec</text:span><text:span text:style-name="T110">`</text:span><text:span text:style-name="T23">.</text:span></text:p>
      <text:p text:style-name="P69"><text:soft-page-break/><text:span text:style-name="T52">:@E</text:span><text:span text:style-name="T61">L</text:span><text:span text:style-name="T52">/</text:span><text:span text:style-name="T6">filespec</text:span><text:span text:style-name="T52">/</text:span><text:span text:style-name="T61"><text:tab/></text:span><text:span text:style-name="T23">Open</text:span><text:span text:style-name="T22"> </text:span><text:span text:style-name="T35">filespec</text:span><text:span text:style-name="T22"> </text:span><text:span text:style-name="T23">as a log file</text:span><text:span text:style-name="T22">. -1 is returned if the file open succeeded; 0 is returned if the file could not be found.</text:span></text:p>
      <text:p text:style-name="P75"><text:span text:style-name="T81">E</text:span><text:span text:style-name="T82">L</text:span><text:span text:style-name="T81">`<text:tab/></text:span><text:span text:style-name="T23">Close any open log file.</text:span></text:p>
      <text:p text:style-name="P79"><text:span text:style-name="T103">@EL//</text:span><text:span text:style-name="T22"><text:tab/></text:span><text:span text:style-name="T24">Equivalent to </text:span><text:span text:style-name="T103">EL`</text:span><text:span text:style-name="T22">.</text:span></text:p>
      <text:p text:style-name="P4">E<text:span text:style-name="T146">O</text:span><text:span text:style-name="T79"><text:tab/></text:span><text:span text:style-name="T146">TECO version</text:span></text:p>
      <text:p text:style-name="P37"><text:span text:style-name="T149">The </text:span><text:span text:style-name="T139">EO</text:span><text:span text:style-name="T149"> command was </text:span><text:span text:style-name="T162">changed</text:span><text:span text:style-name="T149"> to return 200 for </text:span>the version number of TECO-64.</text:p>
      <text:p text:style-name="P3">E<text:span text:style-name="T79">Q<text:tab/>Read file </text:span><text:span text:style-name="T141">directly </text:span><text:span text:style-name="T79">into Q-register </text:span><text:span text:style-name="T170">(TECO-10)</text:span></text:p>
      <text:p text:style-name="P28">Read the specified file directly into a Q-register. However, unlike <text:span text:style-name="T180">in </text:span>TECO-10, trailing NUL characters are not deleted.</text:p>
      <text:p text:style-name="P73"><text:span text:style-name="T81">EQqfilespec`<text:tab/></text:span><text:span text:style-name="T22">Read </text:span><text:span text:style-name="T35">filespec</text:span><text:span text:style-name="T22"> into Q-register </text:span><text:span text:style-name="T35">q.</text:span></text:p>
      <text:p text:style-name="P66"><text:span text:style-name="T52">@EQq/filespec/<text:tab/></text:span><text:span text:style-name="T25">Equivalent to</text:span><text:span text:style-name="T23"> </text:span><text:span text:style-name="T110">@EQqfilespec</text:span><text:span text:style-name="T23">`.</text:span></text:p>
      <text:p text:style-name="P71"><text:span text:style-name="T52">:@EQq/filespec/<text:tab/></text:span><text:span text:style-name="T22">Read </text:span><text:span text:style-name="T35">filespec</text:span><text:span text:style-name="T22"> into Q-register </text:span><text:span text:style-name="T35">q</text:span><text:span text:style-name="T22">. -1 is returned if the file open succeeded; 0 is returned if the file could not be found.</text:span></text:p>
      <text:p text:style-name="P4">E<text:span text:style-name="T169">W</text:span><text:span text:style-name="T79"><text:tab/></text:span><text:span text:style-name="T169">Open output file</text:span></text:p>
      <text:p text:style-name="P25"><text:span text:style-name="T59">T</text:span><text:span text:style-name="T52">he </text:span><text:span text:style-name="T103">EW</text:span><text:span text:style-name="T52"> command has been enhanced to allow a colon modifier.</text:span></text:p>
      <text:p text:style-name="P75"><text:span text:style-name="T81">:@E</text:span><text:span text:style-name="T84">W</text:span><text:span text:style-name="T81">/</text:span><text:span text:style-name="T89">filespec</text:span><text:span text:style-name="T81">/</text:span><text:span text:style-name="T82"><text:tab/></text:span><text:span text:style-name="T23">Open</text:span><text:span text:style-name="T22"> </text:span><text:span text:style-name="T35">filespec</text:span><text:span text:style-name="T22"> </text:span><text:span text:style-name="T23">as a</text:span><text:span text:style-name="T27">n output</text:span><text:span text:style-name="T23"> file</text:span><text:span text:style-name="T22">. -1 is returned if the file open succeeded; 0 is returned if the file could not be </text:span><text:span text:style-name="T27">opened.</text:span></text:p>
      <text:p text:style-name="P129"><text:span text:style-name="T184">EY</text:span><text:span text:style-name="T79"><text:tab/></text:span><text:span text:style-name="T184">Yank </text:span><text:span text:style-name="T186">Backwards (TECO-32)</text:span></text:p>
      <text:p text:style-name="P132"><text:span text:style-name="T87">-EY</text:span><text:span text:style-name="T82"><text:tab/></text:span><text:span text:style-name="T33">Clears the text buffer and then reads the previous page of the file being edited back into the buffer.</text:span></text:p>
      <text:p text:style-name="P132"><text:span text:style-name="T87">-:EY</text:span><text:span text:style-name="T82"><text:tab/></text:span><text:span text:style-name="T33">Same as the </text:span><text:span text:style-name="T125">-EY</text:span><text:span text:style-name="T33"> command but a value is returned.</text:span></text:p>
      <text:p text:style-name="P126"><text:span text:style-name="T43">F1</text:span><text:span text:style-name="T42"><text:tab/></text:span><text:span text:style-name="T43">Set command window colors</text:span></text:p>
      <text:p text:style-name="P20"><text:span text:style-name="T63">Set the foreground and background colors for the command window. This command also allows the saturation levels to be set for the specified colors. </text:span><text:span text:style-name="T64">The default saturation is 100%. </text:span><text:span text:style-name="T63">Currently, eight colors may be specified </text:span><text:span text:style-name="T64">in the text arguments below: </text:span><text:span text:style-name="T63">black, red, yellow, green, blue, cyan, magenta, and white.</text:span></text:p>
      <text:p text:style-name="P74"><text:span text:style-name="T83">F1</text:span><text:span text:style-name="T90">fg`bg</text:span><text:span text:style-name="T81">`<text:tab/></text:span><text:span text:style-name="T25">Set foreground and background colors to </text:span><text:span text:style-name="T37">fg</text:span><text:span text:style-name="T25"> and </text:span><text:span text:style-name="T37">bg</text:span><text:span text:style-name="T25">, respectively.</text:span></text:p>
      <text:p text:style-name="P67"><text:span text:style-name="T52">@</text:span><text:span text:style-name="T63">F1/fg/bg/</text:span><text:span text:style-name="T52"><text:tab/></text:span><text:span text:style-name="T25">Equivalent to</text:span><text:span text:style-name="T24"> </text:span><text:span text:style-name="T37">F1fg`bg</text:span><text:span text:style-name="T39">`</text:span><text:span text:style-name="T24">.</text:span></text:p>
      <text:p text:style-name="P68"><text:soft-page-break/><text:span text:style-name="T63">70</text:span><text:span text:style-name="T52">@</text:span><text:span text:style-name="T63">F1/fg/bg/</text:span><text:span text:style-name="T52"><text:tab/></text:span><text:span text:style-name="T25">Equivalent to </text:span><text:span text:style-name="T37">F1fg`bg</text:span><text:span text:style-name="T39">`</text:span><text:span text:style-name="T24">, </text:span><text:span text:style-name="T26">but set saturation for foreground color to 70%.</text:span></text:p>
      <text:p text:style-name="P68"><text:span text:style-name="T63">70,</text:span><text:span text:style-name="T64">80</text:span><text:span text:style-name="T52">@</text:span><text:span text:style-name="T63">F1/fg/bg/</text:span><text:span text:style-name="T52"><text:tab/></text:span><text:span text:style-name="T25">Equivalent to</text:span><text:span text:style-name="T37"> F1fg`bg</text:span><text:span text:style-name="T39">`</text:span><text:span text:style-name="T24">, </text:span><text:span text:style-name="T26">but set saturation for foreground color to 70%, and saturation for background color to 80%.</text:span></text:p>
      <text:p text:style-name="P39">Th<text:span text:style-name="T180">e </text:span><text:span text:style-name="T135">^K</text:span> <text:span text:style-name="T180">c</text:span>ommand may be used to reset colors for all windows to their defaults.</text:p>
      <text:p text:style-name="P52"><text:span text:style-name="T43">F2</text:span><text:span text:style-name="T42"><text:tab/></text:span><text:span text:style-name="T43">Set text window colors</text:span></text:p>
      <text:p text:style-name="P31">The <text:span text:style-name="T95">F2</text:span> command is equivalent to <text:span text:style-name="T95">F1</text:span>, but affects colors for the text window.</text:p>
      <text:p text:style-name="P63"><text:span text:style-name="T43">F3</text:span><text:span text:style-name="T42"><text:tab/></text:span><text:span text:style-name="T43">Set status line colors</text:span></text:p>
      <text:p text:style-name="P31">The <text:span text:style-name="T95">F3</text:span> command is equivalent to <text:span text:style-name="T95">F1</text:span>, but affects colors for the status line window.</text:p>
      <text:p text:style-name="P53"><text:span text:style-name="T43">F</text:span><text:span text:style-name="T46">D</text:span><text:span text:style-name="T42"><text:tab/></text:span><text:span text:style-name="T46">Search and delete </text:span><text:span text:style-name="T48">(TECO-10)</text:span></text:p>
      <text:p text:style-name="P30">Search for the specified text string and deletes it.</text:p>
      <text:p text:style-name="P94"><text:span text:style-name="T112">n</text:span><text:span text:style-name="T111">FDtext`</text:span><text:span text:style-name="T52"><text:tab/></text:span><text:span text:style-name="T68">Equivalent</text:span><text:span text:style-name="T52"> to </text:span><text:span text:style-name="T112">nF</text:span><text:span text:style-name="T103">Stext``</text:span><text:span text:style-name="T22">.</text:span></text:p>
      <text:p text:style-name="P94"><text:span text:style-name="T111">FDtext`</text:span><text:span text:style-name="T52"><text:tab/></text:span><text:span text:style-name="T68">Equivalent</text:span><text:span text:style-name="T52"> to</text:span><text:span text:style-name="T22"> </text:span><text:span text:style-name="T112">1</text:span><text:span text:style-name="T103">F</text:span><text:span text:style-name="T112">D</text:span><text:span text:style-name="T103">text``</text:span><text:span text:style-name="T22">.</text:span></text:p>
      <text:p text:style-name="P94"><text:span text:style-name="T111">@FD/text/</text:span><text:span text:style-name="T52"><text:tab/></text:span><text:span text:style-name="T67">Equivalent to </text:span><text:span text:style-name="T111">FDtext`</text:span><text:span text:style-name="T67">.</text:span></text:p>
      <text:p text:style-name="P54"><text:span text:style-name="T43">F</text:span><text:span text:style-name="T47">K</text:span><text:span text:style-name="T42"><text:tab/></text:span><text:span text:style-name="T46">Search and delete </text:span><text:span text:style-name="T48">(TECO-10)</text:span></text:p>
      <text:p text:style-name="P27"><text:span text:style-name="T165">Search for the specified text string and delete </text:span><text:span text:style-name="T170">all characters from original position up through the end of the string.</text:span></text:p>
      <text:p text:style-name="P97"><text:span text:style-name="T112">n</text:span><text:span text:style-name="T111">F</text:span><text:span text:style-name="T112">K</text:span><text:span text:style-name="T111">text`</text:span><text:span text:style-name="T52"><text:tab/>Searches for the nth following occurrence of</text:span><text:span text:style-name="T6"> </text:span><text:span text:style-name="T9">text</text:span><text:span text:style-name="T6"> </text:span><text:span text:style-name="T52">and then deletes all characters in the text buffer between the pointer positions before and after the search.</text:span></text:p>
      <text:p text:style-name="P97"><text:span text:style-name="T111">F</text:span><text:span text:style-name="T112">K</text:span><text:span text:style-name="T111">text`</text:span><text:span text:style-name="T52"><text:tab/></text:span><text:span text:style-name="T68">Equivalent to </text:span><text:span text:style-name="T112">1FKtext`</text:span><text:span text:style-name="T67">.</text:span></text:p>
      <text:p text:style-name="P94"><text:span text:style-name="T111">@F</text:span><text:span text:style-name="T112">K</text:span><text:span text:style-name="T111">/text/</text:span><text:span text:style-name="T52"><text:tab/></text:span><text:span text:style-name="T67">Equivalent to </text:span><text:span text:style-name="T111">FKtext`</text:span><text:span text:style-name="T67"> except that </text:span><text:span text:style-name="T9">text</text:span><text:span text:style-name="T67"> may contain any character including &lt;ESCAPE&gt;, other than the delimiter (shown here as /).</text:span></text:p>
      <text:p text:style-name="P54"><text:span text:style-name="T43">FL</text:span><text:span text:style-name="T42"><text:tab/></text:span><text:span text:style-name="T43">Change characters to lower case</text:span></text:p>
      <text:p text:style-name="P90"><text:span text:style-name="T106">n</text:span><text:span text:style-name="T107">FL</text:span><text:span text:style-name="T52"><text:tab/></text:span><text:span text:style-name="T56">Change the following </text:span><text:span text:style-name="T8">n</text:span><text:span text:style-name="T56"> lines to lower case. If </text:span><text:span text:style-name="T8">n</text:span><text:span text:style-name="T56"> is negative, change the preceding </text:span><text:span text:style-name="T8">n </text:span><text:span text:style-name="T56">lines to lower case.</text:span></text:p>
      <text:p text:style-name="P90"><text:span text:style-name="T107">m,nFL</text:span><text:span text:style-name="T52"><text:tab/></text:span><text:span text:style-name="T56">Change all characters between buffer positions </text:span><text:span text:style-name="T8">m </text:span><text:span text:style-name="T56">and </text:span><text:span text:style-name="T8">n </text:span><text:span text:style-name="T56">to lower case.</text:span></text:p>
      <text:p text:style-name="P50"><text:soft-page-break/>FU<text:tab/>Change characters to upper case</text:p>
      <text:p text:style-name="P90"><text:span text:style-name="T106">n</text:span><text:span text:style-name="T107">FU</text:span><text:span text:style-name="T52"><text:tab/></text:span><text:span text:style-name="T56">Change the following </text:span><text:span text:style-name="T8">n</text:span><text:span text:style-name="T56"> lines to upper case. If </text:span><text:span text:style-name="T8">n</text:span><text:span text:style-name="T56"> is negative, change the preceding </text:span><text:span text:style-name="T8">n </text:span><text:span text:style-name="T56">lines to upper case.</text:span></text:p>
      <text:p text:style-name="P90"><text:span text:style-name="T107">m,nFU</text:span><text:span text:style-name="T52"><text:tab/></text:span><text:span text:style-name="T56">Change all characters between buffer positions </text:span><text:span text:style-name="T8">m </text:span><text:span text:style-name="T56">and </text:span><text:span text:style-name="T8">n </text:span><text:span text:style-name="T56">to upper case.</text:span></text:p>
      <text:p text:style-name="P61"><text:span text:style-name="T173">I</text:span><text:tab/><text:span text:style-name="T173">Insert string</text:span></text:p>
      <text:p text:style-name="P23"><text:span text:style-name="T58">T</text:span><text:span text:style-name="T54">he</text:span><text:span text:style-name="T72">re are two forms of the</text:span><text:span text:style-name="T54"> </text:span><text:span text:style-name="T72">I</text:span><text:span text:style-name="T59"> </text:span><text:span text:style-name="T54">command</text:span><text:span text:style-name="T72">: </text:span><text:span text:style-name="T113">nI`</text:span><text:span text:style-name="T72"> and </text:span><text:span text:style-name="T113">Istring`</text:span><text:span text:style-name="T72">, where the first inserts the ASCII character whose value is </text:span><text:span text:style-name="T10">n</text:span><text:span text:style-name="T72">, and the second inserts the specified string. The first form has been enhanced as follows:</text:span></text:p>
      <text:p text:style-name="P96"><text:span text:style-name="T113">m,</text:span><text:span text:style-name="T106">n</text:span><text:span text:style-name="T113">I`</text:span><text:span text:style-name="T52"><text:tab/>Same as the </text:span><text:span text:style-name="T103">n</text:span><text:span text:style-name="T113">I’</text:span><text:span text:style-name="T22"> </text:span><text:span text:style-name="T52">command, </text:span><text:span text:style-name="T72">except that </text:span><text:span text:style-name="T10">m</text:span><text:span text:style-name="T72"> specifies a repeat count</text:span><text:span text:style-name="T52">. </text:span><text:span text:style-name="T72">If </text:span><text:span text:style-name="T10">m </text:span><text:span text:style-name="T72">is not specified, one character is inserted. If </text:span><text:span text:style-name="T10">m </text:span><text:span text:style-name="T72">is 0, then no character is inserted.</text:span><text:span text:style-name="T10"> </text:span><text:span text:style-name="T72">If </text:span><text:span text:style-name="T10">m</text:span><text:span text:style-name="T72"> is negative, then an IIA (illegal insert argument) error occurs.</text:span></text:p>
      <text:p text:style-name="P96"><text:span text:style-name="T113">m,</text:span><text:span text:style-name="T106">n</text:span><text:span text:style-name="T114">@</text:span><text:span text:style-name="T113">I//</text:span><text:span text:style-name="T52"><text:tab/></text:span><text:span text:style-name="T76">Equivalent to the </text:span><text:span text:style-name="T114">m,nI`</text:span><text:span text:style-name="T32"> command.</text:span></text:p>
      <text:p text:style-name="P48"><text:span text:style-name="T144">J</text:span><text:tab/><text:span text:style-name="T144">Jump to position </text:span><text:span text:style-name="T170">(TECO-10)</text:span></text:p>
      <text:p text:style-name="P23"><text:span text:style-name="T58">T</text:span><text:span text:style-name="T54">he </text:span><text:span text:style-name="T59">J </text:span><text:span text:style-name="T54">command </text:span><text:span text:style-name="T58">was </text:span><text:span text:style-name="T59">enhance</text:span><text:span text:style-name="T58">d to allow the use </text:span><text:span text:style-name="T59">of a</text:span><text:span text:style-name="T58"> </text:span><text:span text:style-name="T59">colon modifier.</text:span></text:p>
      <text:p text:style-name="P95"><text:span text:style-name="T106">n:</text:span><text:span text:style-name="T103">J</text:span><text:span text:style-name="T52"><text:tab/>Same as the</text:span><text:span text:style-name="T35"> </text:span><text:span text:style-name="T103">nJ</text:span><text:span text:style-name="T52"> command except that if pointer position </text:span><text:span text:style-name="T6">n </text:span><text:span text:style-name="T52">is outside of the buffer, the pointer does not move and a value of 0 is returned. If the command succeeded, a value of -1 is returned.</text:span></text:p>
      <text:p text:style-name="P95"><text:span text:style-name="T103">:J</text:span><text:span text:style-name="T52"><text:tab/>Equivalent to </text:span><text:span text:style-name="T103">0:J</text:span><text:span text:style-name="T52">.</text:span></text:p>
      <text:p text:style-name="P55"><text:span text:style-name="T44">L</text:span><text:span text:style-name="T43"><text:tab/></text:span><text:span text:style-name="T45">Line command</text:span></text:p>
      <text:p text:style-name="P38">The L command was enhanced to allow the use of a colon modifier, which returns a numeric value about the number of lines in the text buffer instead of moving the dot forward or backward.</text:p>
      <text:p text:style-name="P35"/>
      <text:p text:style-name="P102"><text:span text:style-name="T95">0:L</text:span><text:tab/>Total number of lines in buffer.</text:p>
      <text:p text:style-name="P102"><text:span text:style-name="T95">:L</text:span><text:tab/><text:span text:style-name="T154">Equivalent to</text:span> as <text:span text:style-name="T95">0:L</text:span>.</text:p>
      <text:p text:style-name="P102"><text:span text:style-name="T95">-1:L</text:span><text:tab/>Number of lines preceding dot.</text:p>
      <text:p text:style-name="P102"><text:span text:style-name="T95">1:L</text:span><text:tab/>Number of lines following dot.</text:p>
      <text:p text:style-name="P129"><text:span text:style-name="T185">N</text:span><text:span text:style-name="T79"><text:tab/></text:span><text:span text:style-name="T186">Non-Stop Search Backwards (TECO-32)</text:span></text:p>
      <text:p text:style-name="P132"><text:span text:style-name="T87">-</text:span><text:span text:style-name="T88">Ntext`</text:span><text:span text:style-name="T82"><text:tab/></text:span><text:span text:style-name="T33">P</text:span><text:span text:style-name="T34">erforms the same function as the -S command except that the search is continued (backwards) across page boundaries, if necessary, until the character string is found or the beginning of the file being edited is reached.</text:span></text:p>
      <text:p text:style-name="P133"><text:soft-page-break/><text:span text:style-name="T87">-</text:span><text:span text:style-name="T88">nNtext`</text:span><text:span text:style-name="T82"><text:tab/></text:span><text:span text:style-name="T34">This command searches (backwards) for the nth occurrence of the specified character string. It is identical to the -N command in other respects.</text:span></text:p>
      <text:p text:style-name="P128"><text:span text:style-name="T184">P</text:span><text:span text:style-name="T79"><text:tab/></text:span><text:span text:style-name="T184">Page </text:span><text:span text:style-name="T186">Backwards (TECO-32)</text:span></text:p>
      <text:p text:style-name="P132"><text:span text:style-name="T87">-nP</text:span><text:span text:style-name="T82"><text:tab/></text:span><text:span text:style-name="T33">Page backwards.</text:span></text:p>
      <text:p text:style-name="P132"><text:span text:style-name="T87">-n:P</text:span><text:span text:style-name="T82"><text:tab/></text:span><text:span text:style-name="T33">Same as the -nP command, but a value is returned.</text:span></text:p>
      <text:p text:style-name="P127"><text:span text:style-name="T144">R</text:span><text:tab/><text:span text:style-name="T144">Reverse </text:span><text:span text:style-name="T186">Move </text:span><text:span text:style-name="T170">(TECO-10)</text:span></text:p>
      <text:p text:style-name="P18"><text:span text:style-name="T58">T</text:span><text:span text:style-name="T54">he </text:span><text:span text:style-name="T59">R </text:span><text:span text:style-name="T54">command </text:span><text:span text:style-name="T58">was </text:span><text:span text:style-name="T59">enhance</text:span><text:span text:style-name="T58">d to allow the use </text:span><text:span text:style-name="T59">of a</text:span><text:span text:style-name="T58"> </text:span><text:span text:style-name="T59">colon modifier.</text:span></text:p>
      <text:p text:style-name="P91"><text:span text:style-name="T106">n:</text:span><text:span text:style-name="T103">R</text:span><text:span text:style-name="T52"><text:tab/>Same as </text:span><text:span text:style-name="T103">nR</text:span><text:span text:style-name="T52"> except that a value is returned. If the command succeeded, -1 is returned. If the command failed, the pointer does not move and a value of 0 is returned.</text:span></text:p>
      <text:p text:style-name="P89"><text:span text:style-name="T103">:R</text:span><text:span text:style-name="T52"><text:tab/>Equivalent to </text:span><text:span text:style-name="T103">1:R</text:span><text:span text:style-name="T52">.</text:span></text:p>
      <text:p text:style-name="P59"><text:span text:style-name="T177">X</text:span><text:tab/><text:span text:style-name="T178">Load </text:span><text:span text:style-name="T176">Q-register </text:span><text:span text:style-name="T178">from text buffer</text:span></text:p>
      <text:p text:style-name="P88"><text:span text:style-name="T117">0,0X</text:span><text:span text:style-name="T116">q’</text:span><text:span text:style-name="T52"><text:tab/></text:span><text:span text:style-name="T74">Delete any text string in Q-register </text:span><text:span text:style-name="T11">q</text:span><text:span text:style-name="T74">. This form of the </text:span><text:span text:style-name="T11">X</text:span><text:span text:style-name="T74"> command is not documented, but was added when it was discovered that some TECO macros employ it.</text:span></text:p>
      <text:p text:style-name="P88"><text:span text:style-name="T117">0,0</text:span><text:span text:style-name="T116">@</text:span><text:span text:style-name="T117">X</text:span><text:span text:style-name="T116">q//</text:span><text:span text:style-name="T52"><text:tab/></text:span><text:span text:style-name="T74">Equivalent to </text:span><text:span text:style-name="T117">0,0Xq`</text:span><text:span text:style-name="T74">.</text:span></text:p>
      <text:p text:style-name="P129"><text:span text:style-name="T184">Y</text:span><text:span text:style-name="T79"><text:tab/></text:span><text:span text:style-name="T184">Yank </text:span><text:span text:style-name="T186">Backwards (TECO-32)</text:span></text:p>
      <text:p text:style-name="P132"><text:span text:style-name="T87">-Y</text:span><text:span text:style-name="T82"><text:tab/></text:span><text:span text:style-name="T33">Clears the text buffer and then reads the previous page of the file being edited back into the buffer.</text:span></text:p>
      <text:p text:style-name="P135"><text:span text:style-name="T87">-:Y</text:span><text:span text:style-name="T82"><text:tab/></text:span><text:span text:style-name="T33">Same as the -Y command but a value is returned.</text:span></text:p>
      <text:p text:style-name="P129"><text:span text:style-name="T186">{}</text:span><text:span text:style-name="T79"><text:tab/></text:span><text:span text:style-name="T186">Braced text arguments</text:span></text:p>
      <text:p text:style-name="P137"><text:span text:style-name="T20">If a command allows an at-sign modifier for text arguments, and if the </text:span><text:span text:style-name="T95">E1&amp;4</text:span><text:span text:style-name="T20"> is set, then braces may be used to delimit the text arguments. Note that a consequence of doing this is that whitespace before a left brace or after a right brace is ignored. Note the following examples:</text:span></text:p>
      <text:p text:style-name="P93"><text:span text:style-name="T109">@S{foo}</text:span><text:span text:style-name="T52"><text:tab/></text:span><text:span text:style-name="T65">Equivalent to </text:span><text:span text:style-name="T109">@S/foo/</text:span><text:span text:style-name="T52">.</text:span></text:p>
      <text:p text:style-name="P93"><text:span text:style-name="T109">@FN{foo}{baz}</text:span><text:span text:style-name="T52"><text:tab/></text:span><text:span text:style-name="T65">Equivalent to </text:span><text:span text:style-name="T109">@FN/foo/baz/</text:span><text:span text:style-name="T52">.</text:span></text:p>
      <text:p text:style-name="P99"><text:span text:style-name="T109">@FS {foo} {baz}</text:span><text:span text:style-name="T52"><text:tab/></text:span><text:span text:style-name="T65">Equivalent to</text:span><text:span text:style-name="T31"> </text:span><text:span text:style-name="T109">@FN/foo/baz/</text:span><text:span text:style-name="T52">.</text:span></text:p>
      <text:p text:style-name="P64"><text:soft-page-break/>New Error Messages</text:p>
      <text:p text:style-name="P122">ATS<text:tab/>Illegal at-sign, or too many at-signs</text:p>
      <text:p text:style-name="P122">BOA<text:tab/>Numeric argument for O command is out of range.</text:p>
      <text:p text:style-name="P122">CHR<text:tab/>Invalid character for command.</text:p>
      <text:p text:style-name="P122">COL<text:tab/>Illegal colon, or too many colons.</text:p>
      <text:p text:style-name="P122">DIV<text:tab/>Division by zero.</text:p>
      <text:p text:style-name="P122">DUP<text:tab/>Duplicate tag.</text:p>
      <text:p text:style-name="P122">EGC<text:tab/>EG command is too long.</text:p>
      <text:p text:style-name="P122">FIL<text:tab/>Illegal file.</text:p>
      <text:p text:style-name="P122">IE1<text:tab/>Illegal E1 command.</text:p>
      <text:p text:style-name="P122">IFE<text:tab/>Ill-formed numeric expression.</text:p>
      <text:p text:style-name="P122">IMA<text:tab/>Illegal m argument.</text:p>
      <text:p text:style-name="P122">INA<text:tab/>Illegal n argument.</text:p>
      <text:p text:style-name="P122">INI<text:tab/>Initialization error.</text:p>
      <text:p text:style-name="P122">IOA<text:tab/>Illegal O argument.</text:p>
      <text:p text:style-name="P122">MAT<text:tab/>No matching files.</text:p>
      <text:p text:style-name="P122">NAT<text:tab/>Illegal n argument with text string.</text:p>
      <text:p text:style-name="P122">NON<text:tab/>No n argument after m argument.</text:p>
      <text:p text:style-name="P123">SYS<text:tab/>System error.</text:p>
      <text:p text:style-name="P123">WIN<text:tab/>Window initialization 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Header">
      <style:text-properties fo:font-size="10pt" officeooo:rsid="00a746d0" officeooo:paragraph-rsid="00a746d0"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a746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New &amp; Enhanced Features</text:p>
      </style:header>
      <style:footer>
        <text:p text:style-name="MP2"><text:date style:data-style-name="N76" text:date-value="2020-09-19T11:15:58.183260401">September 19, 2020</text:date><text:tab/><text:tab/><text:span text:style-name="MT1">Page </text:span><text:span text:style-name="MT1"><text:page-number text:select-page="current">13</text:page-number></text:span><text:span text:style-name="MT1"><text:s/>of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9T11:15:58.133239904</dc:date>
    <meta:editing-duration>P1DT7H28M1S</meta:editing-duration>
    <meta:editing-cycles>91</meta:editing-cycles>
    <meta:generator>LibreOffice/6.4.4.2$Linux_X86_64 LibreOffice_project/40$Build-2</meta:generator>
    <meta:document-statistic meta:table-count="0" meta:image-count="0" meta:object-count="0" meta:page-count="13" meta:paragraph-count="242" meta:word-count="3696" meta:character-count="20925" meta:non-whitespace-character-count="17466"/>
  </office:meta>
</office:document-meta>
</file>